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Standard">
      <style:text-properties officeooo:rsid="00016961" officeooo:paragraph-rsid="00016961"/>
    </style:style>
    <style:style style:name="P2" style:family="paragraph" style:parent-style-name="Standard">
      <style:text-properties fo:color="#ff0000" loext:opacity="100%" officeooo:rsid="00016961" officeooo:paragraph-rsid="00016961"/>
    </style:style>
    <style:style style:name="P3" style:family="paragraph" style:parent-style-name="Standard">
      <style:text-properties fo:color="#ff0000" loext:opacity="100%" fo:font-size="22pt" fo:font-weight="bold" officeooo:rsid="00016961" officeooo:paragraph-rsid="00016961" style:font-size-asian="22pt" style:font-weight-asian="bold" style:font-size-complex="22pt" style:font-weight-complex="bold"/>
    </style:style>
    <style:style style:name="P4" style:family="paragraph" style:parent-style-name="Standard">
      <style:text-properties fo:color="#ff0000" loext:opacity="100%" fo:font-size="14pt" fo:font-weight="bold" officeooo:rsid="00016961" officeooo:paragraph-rsid="00016961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ff0000" loext:opacity="100%" style:text-underline-style="solid" style:text-underline-width="auto" style:text-underline-color="font-color" officeooo:rsid="00016961" officeooo:paragraph-rsid="00016961"/>
    </style:style>
    <style:style style:name="P6" style:family="paragraph" style:parent-style-name="Standard">
      <style:text-properties fo:color="#ff0000" loext:opacity="100%" fo:font-size="12pt" officeooo:rsid="00016961" officeooo:paragraph-rsid="00016961" style:font-size-asian="12pt" style:font-size-complex="12pt"/>
    </style:style>
    <style:style style:name="P7" style:family="paragraph" style:parent-style-name="Standard">
      <style:text-properties officeooo:rsid="0003e189" officeooo:paragraph-rsid="0003e189"/>
    </style:style>
    <style:style style:name="P8" style:family="paragraph" style:parent-style-name="Text_20_body">
      <style:text-properties officeooo:rsid="00016961" officeooo:paragraph-rsid="00016961"/>
    </style:style>
    <style:style style:name="P9" style:family="paragraph" style:parent-style-name="Text_20_body" style:list-style-name="L2">
      <style:paragraph-properties fo:padding="0.049cm" fo:border="0.06pt solid #d9d9e3"/>
    </style:style>
    <style:style style:name="P10" style:family="paragraph" style:parent-style-name="Text_20_body" style:list-style-name="L2">
      <style:paragraph-properties fo:padding="0.049cm" fo:border="0.06pt solid #d9d9e3"/>
      <style:text-properties officeooo:paragraph-rsid="00016961"/>
    </style:style>
    <style:style style:name="T1" style:family="text">
      <style:text-properties loext:padding="0.049cm" loext:border="0.06pt solid #d9d9e3"/>
    </style:style>
    <style:style style:name="T2" style:family="text">
      <style:text-properties fo:font-variant="normal" fo:text-transform="none" style:font-name="Poppins" fo:font-size="12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style:font-name="Poppins" fo:font-size="12pt" fo:letter-spacing="normal" fo:font-style="normal" style:text-underline-style="none" fo:font-weight="bold" officeooo:rsid="0005c0a1" style:font-style-asian="normal" style:font-weight-asian="bold" style:font-style-complex="normal" style:font-weight-complex="bold"/>
    </style:style>
    <style:style style:name="T4" style:family="text">
      <style:text-properties fo:color="#ff0000" loext:opacity="100%"/>
    </style:style>
    <style:style style:name="T5" style:family="text">
      <style:text-properties officeooo:rsid="000705b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ort:</text:p>
      <text:p text:style-name="P3"/>
      <text:p text:style-name="P8">The provided code includes a section that implements floor division using machine code. <text:span text:style-name="T5">S</text:span>tep-by-step explanation of the code for floor division:</text:p>
      <text:list xml:id="list4103017894" text:style-name="L2">
        <text:list-item>
          <text:p text:style-name="P9">In state <text:span text:style-name="Source_20_Text"><text:span text:style-name="T1">3'b110</text:span></text:span>, the address <text:span text:style-name="Source_20_Text"><text:span text:style-name="T1">addr_toRAM</text:span></text:span> is set to the current program counter (<text:span text:style-name="Source_20_Text"><text:span text:style-name="T1">PC</text:span></text:span>), and the next state <text:span text:style-name="Source_20_Text"><text:span text:style-name="T1">stN</text:span></text:span> is set to <text:span text:style-name="Source_20_Text"><text:span text:style-name="T1">3'h111</text:span></text:span>.</text:p>
        </text:list-item>
        <text:list-item>
          <text:p text:style-name="P9">In state <text:span text:style-name="Source_20_Text"><text:span text:style-name="T1">3'b111</text:span></text:span>, the instruction from the memory (<text:span text:style-name="Source_20_Text"><text:span text:style-name="T1">data_fromRAM</text:span></text:span>) is loaded into the immediate value <text:span text:style-name="Source_20_Text"><text:span text:style-name="T1">IWN</text:span></text:span>.</text:p>
        </text:list-item>
        <text:list-item>
          <text:p text:style-name="P10">The code then checks the opcode and operands of the loaded instruction using <text:span text:style-name="Source_20_Text"><text:span text:style-name="T1">if</text:span></text:span> statements.</text:p>
        </text:list-item>
        <text:list-item>
          <text:p text:style-name="P10">If the opcode is <text:span text:style-name="Source_20_Text"><text:span text:style-name="T1">0010</text:span></text:span> (CPi instruction) and the operand is <text:span text:style-name="Source_20_Text"><text:span text:style-name="T1">000000000001</text:span></text:span> (immediate value of 1), the address <text:span text:style-name="Source_20_Text"><text:span text:style-name="T1">addr_toRAM</text:span></text:span> is set to 0, and the next state <text:span text:style-name="Source_20_Text"><text:span text:style-name="T1">stN</text:span></text:span> is set to <text:span text:style-name="Source_20_Text"><text:span text:style-name="T1">3'h1000</text:span></text:span>.</text:p>
        </text:list-item>
        <text:list-item>
          <text:p text:style-name="P10">If the opcode is <text:span text:style-name="Source_20_Text"><text:span text:style-name="T1">0001</text:span></text:span> (ADDi instruction), the address <text:span text:style-name="Source_20_Text"><text:span text:style-name="T1">addr_toRAM</text:span></text:span> is set to 0, and the next state <text:span text:style-name="Source_20_Text"><text:span text:style-name="T1">stN</text:span></text:span> is set to <text:span text:style-name="Source_20_Text"><text:span text:style-name="T1">3'h1001</text:span></text:span>.</text:p>
        </text:list-item>
        <text:list-item>
          <text:p text:style-name="P10">If the opcode matches the opcodes of ADD, ADDi, NAND, NANDi, BZJi, or BZJ instructions (<text:span text:style-name="Source_20_Text"><text:span text:style-name="T1">00</text:span></text:span> or <text:span text:style-name="Source_20_Text"><text:span text:style-name="T1">110</text:span></text:span>), the operand <text:span text:style-name="Source_20_Text"><text:span text:style-name="T1">opA</text:span></text:span> is extracted from the instruction and stored in <text:span text:style-name="Source_20_Text"><text:span text:style-name="T1">addr_toRAM</text:span></text:span>. The next state <text:span text:style-name="Source_20_Text"><text:span text:style-name="T1">stN</text:span></text:span> is set to <text:span text:style-name="Source_20_Text"><text:span text:style-name="T1">3'b010</text:span></text:span>.</text:p>
        </text:list-item>
        <text:list-item>
          <text:p text:style-name="P9">In state <text:span text:style-name="Source_20_Text"><text:span text:style-name="T1">3'b1000</text:span></text:span>, the division operation is performed by subtracting the operand (<text:span text:style-name="Source_20_Text"><text:span text:style-name="T1">data_fromRAM</text:span></text:span>) from the accumulator (<text:span text:style-name="Source_20_Text"><text:span text:style-name="T1">A</text:span></text:span>). The program counter (<text:span text:style-name="Source_20_Text"><text:span text:style-name="T1">PC</text:span></text:span>) is incremented, the address <text:span text:style-name="Source_20_Text"><text:span text:style-name="T1">addr_toRAM</text:span></text:span> is set to 0, and the next state <text:span text:style-name="Source_20_Text"><text:span text:style-name="T1">stN</text:span></text:span> is set to <text:span text:style-name="Source_20_Text"><text:span text:style-name="T1">3'h1010</text:span></text:span>.</text:p>
        </text:list-item>
        <text:list-item>
          <text:p text:style-name="P9">In state <text:span text:style-name="Source_20_Text"><text:span text:style-name="T1">3'b1001</text:span></text:span>, the addition operation is performed by adding the operand (<text:span text:style-name="Source_20_Text"><text:span text:style-name="T1">data_fromRAM</text:span></text:span>) to the accumulator (<text:span text:style-name="Source_20_Text"><text:span text:style-name="T1">A</text:span></text:span>). The program counter (<text:span text:style-name="Source_20_Text"><text:span text:style-name="T1">PC</text:span></text:span>) is incremented, the address <text:span text:style-name="Source_20_Text"><text:span text:style-name="T1">addr_toRAM</text:span></text:span> is set to 0, and the next state <text:span text:style-name="Source_20_Text"><text:span text:style-name="T1">stN</text:span></text:span> is set to <text:span text:style-name="Source_20_Text"><text:span text:style-name="T1">3'h1010</text:span></text:span>.</text:p>
        </text:list-item>
        <text:list-item>
          <text:p text:style-name="P10">In state <text:span text:style-name="Source_20_Text"><text:span text:style-name="T1">3'b1010</text:span></text:span>, the result of the division operation is stored in <text:span text:style-name="Source_20_Text"><text:span text:style-name="T1">data_toRAM</text:span></text:span>, and the write enable signal <text:span text:style-name="Source_20_Text"><text:span text:style-name="T1">wrEn</text:span></text:span> is set to 1 to write the result back to the memory. The program counter (<text:span text:style-name="Source_20_Text"><text:span text:style-name="T1">PC</text:span></text:span>) is incremented, and the next state <text:span text:style-name="Source_20_Text"><text:span text:style-name="T1">stN</text:span></text:span> is determined based on the interrupt and interrupt service routine (ISR) conditions.</text:p>
        </text:list-item>
        <text:list-item>
          <text:p text:style-name="P10">If an interrupt is pending (<text:span text:style-name="Source_20_Text"><text:span text:style-name="T1">intr == 1'b1</text:span></text:span>) and the ISR is not active (<text:span text:style-name="Source_20_Text"><text:span text:style-name="T1">isr != 1'b1</text:span></text:span>), the next state <text:span text:style-name="Source_20_Text"><text:span text:style-name="T1">stN</text:span></text:span> is set to <text:span text:style-name="Source_20_Text"><text:span text:style-name="T1">3'h4</text:span></text:span> to handle the ISR.</text:p>
        </text:list-item>
        <text:list-item>
          <text:p text:style-name="P10">Otherwise, the next state <text:span text:style-name="Source_20_Text"><text:span text:style-name="T1">stN</text:span></text:span> is set to <text:span text:style-name="Source_20_Text"><text:span text:style-name="T1">3'h0</text:span></text:span> to continue normal execution.</text:p>
        </text:list-item>
      </text:list>
      <text:p text:style-name="P1"/>
      <text:p text:style-name="P1"/>
      <text:p text:style-name="P1"/>
      <text:p text:style-name="P1"/>
      <text:p text:style-name="P1"><text:soft-page-break/>State 000: Reset state. Initializes all registers and signals. </text:p>
      <text:p text:style-name="P1">State 001: Fetch instruction. Reads the instruction from RAM at the address specified by the program counter (PC). </text:p>
      <text:p text:style-name="P1">State 010: Decode instruction. Determines the type of instruction and performs appropriate actions based on the instruction opcode. </text:p>
      <text:p text:style-name="P1">State 011: Execute instruction. Performs the execution of instructions like ADD, ADDi, NAND, NANDi, and BZJ. </text:p>
      <text:p text:style-name="P1">State 100: Get Interrupt Service Routine (ISR) address. Reads the ISR address from RAM. </text:p>
      <text:p text:style-name="P1">State 101: Store the next instruction address. Writes the current program counter value to RAM. State 110: Fetch instruction for the floor division machine code. </text:p>
      <text:p text:style-name="P1">State 111: Decode instruction for the floor division machine code. </text:p>
      <text:p text:style-name="P1">States 1000, 1001, and 1010: Modified states for floor division machine code execution.</text:p>
      <text:p text:style-name="P1"/>
      <text:p text:style-name="P1">-----------------------------------------------------------------------------------------------------------</text:p>
      <text:p text:style-name="P4">Timing Summary:</text:p>
      <text:p text:style-name="P1">---------------</text:p>
      <text:p text:style-name="P1">Speed Grade: -3</text:p>
      <text:p text:style-name="P1"/>
      <text:p text:style-name="P1"><text:s text:c="3"/>Minimum period: 2.643ns (Maximum Frequency: 378.372MHz)</text:p>
      <text:p text:style-name="P1"><text:s text:c="3"/>Minimum input arrival time before clock: 2.989ns</text:p>
      <text:p text:style-name="P1"><text:s text:c="3"/>Maximum output required time after clock: 3.324ns</text:p>
      <text:p text:style-name="P1"><text:s text:c="3"/>Maximum combinational path delay: 2.907ns</text:p>
      <text:p text:style-name="P1"/>
      <text:p text:style-name="P5"><text:span text:style-name="T2">Area </text:span><text:span text:style-name="T3">S</text:span><text:span text:style-name="T2">ynthesis </text:span><text:span text:style-name="T3">R</text:span><text:span text:style-name="T2">esults</text:span> </text:p>
      <text:p text:style-name="P1"/>
      <text:p text:style-name="P6">Advanced HDL Synthesis Report</text:p>
      <text:p text:style-name="P1"/>
      <text:p text:style-name="P1">Macro Statistics</text:p>
      <text:p text:style-name="P1"># Adders/Subtractors <text:s text:c="28"/>: 4</text:p>
      <text:p text:style-name="P1"><text:s/>14-bit adder <text:s text:c="41"/>: 2</text:p>
      <text:p text:style-name="P1"><text:s/>32-bit adder <text:s text:c="41"/>: 2</text:p>
      <text:p text:style-name="P1"># Registers <text:s text:c="44"/>: 80</text:p>
      <text:p text:style-name="P1"><text:s/>Flip-Flops <text:s text:c="44"/>: 80</text:p>
      <text:p text:style-name="P1"># Multiplexers <text:s text:c="38"/>: 28</text:p>
      <text:p text:style-name="P1"><text:s/>1-bit 2-to-1 multiplexer <text:s text:c="23"/>: 5</text:p>
      <text:p text:style-name="P1"><text:s/>14-bit 2-to-1 multiplexer <text:s text:c="21"/>: 14</text:p>
      <text:p text:style-name="P1"><text:s/>14-bit 8-to-1 multiplexer <text:s text:c="21"/>: 1</text:p>
      <text:p text:style-name="P1"><text:s/>32-bit 2-to-1 multiplexer <text:s text:c="21"/>: 6</text:p>
      <text:p text:style-name="P1"><text:s/>32-bit 4-to-1 multiplexer <text:s text:c="21"/>: 2</text:p>
      <text:p text:style-name="P1"># FSMs <text:s text:c="49"/>: 1</text:p>
      <text:p text:style-name="P1"/>
      <text:p text:style-name="P1"><text:s/><text:span text:style-name="T4">HDL Synthesis</text:span> </text:p>
      <text:p text:style-name="P1"><text:s text:c="4"/>States <text:s text:c="16"/>6 <text:s text:c="40"/></text:p>
      <text:p text:style-name="P1"><text:s text:c="4"/>| Transitions <text:s text:c="6"/>23 <text:s text:c="34"/></text:p>
      <text:p text:style-name="P1"><text:s text:c="4"/>| Inputs <text:s text:c="13"/>13 <text:s text:c="39"/></text:p>
      <text:p text:style-name="P1"><text:s text:c="4"/>| Outputs <text:s text:c="11"/>5 <text:s text:c="39"/></text:p>
      <text:p text:style-name="P1"><text:s text:c="4"/>| Clock <text:s text:c="14"/>clk (rising_edge) <text:s text:c="23"/></text:p>
      <text:p text:style-name="P1"><text:s text:c="4"/>| Reset <text:s text:c="15"/>rst (positive) <text:s text:c="30"/></text:p>
      <text:p text:style-name="P1"><text:s text:c="4"/>| Reset type <text:s text:c="7"/>synchronous <text:s text:c="34"/></text:p>
      <text:p text:style-name="P1"><text:s text:c="4"/>| Reset State <text:s text:c="6"/>000 <text:s text:c="37"/></text:p>
      <text:p text:style-name="P1"><text:s text:c="4"/>| Encoding <text:s text:c="8"/>auto <text:s text:c="39"/></text:p>
      <text:p text:style-name="P1"><text:s text:c="4"/>| Implementation <text:s text:c="5"/>LUT <text:s text:c="6"/></text:p>
      <text:p text:style-name="P1"><text:soft-page-break/></text:p>
      <text:p text:style-name="P2">Final Register Report</text:p>
      <text:p text:style-name="P1"/>
      <text:p text:style-name="P1">Macro Statistics</text:p>
      <text:p text:style-name="P1"># Registers <text:s text:c="43"/>: 84</text:p>
      <text:p text:style-name="P1"><text:s/>Flip-Flops <text:s text:c="43"/>: 84</text:p>
      <text:p text:style-name="P1"/>
      <text:p text:style-name="P1"><text:span text:style-name="T4"/></text:p>
      <text:p text:style-name="P1"><text:span text:style-name="T4"><text:s/>Design Summary <text:s/></text:span></text:p>
      <text:p text:style-name="P1"/>
      <text:p text:style-name="P1">Clock Information:</text:p>
      <text:p text:style-name="P1">Clock Signal <text:s text:c="22"/>| Clock buffer(FF name) <text:s/>| Load <text:s/></text:p>
      <text:p text:style-name="P1">clk <text:s text:c="38"/>| BUFGP <text:s text:c="27"/>| 84 <text:s/></text:p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********************************************************************************</text:p>
      <text:p text:style-name="P7"/>
      <text:p text:style-name="P7"/>
      <text:p text:style-name="P7">Copyright (c) 1995-2013 Xilinx, Inc. <text:s/>All rights reserved.</text:p>
      <text:p text:style-name="P7">--&gt; Parameter TMPDIR set to xst/projnav.tmp</text:p>
      <text:p text:style-name="P7"/>
      <text:p text:style-name="P7"/>
      <text:p text:style-name="P7">Total REAL time to Xst completion: 0.00 secs</text:p>
      <text:p text:style-name="P7">Total CPU time to Xst completion: 0.09 secs</text:p>
      <text:p text:style-name="P7"><text:s/></text:p>
      <text:p text:style-name="P7">--&gt; Parameter xsthdpdir set to xst</text:p>
      <text:p text:style-name="P7"/>
      <text:p text:style-name="P7"/>
      <text:p text:style-name="P7">Total REAL time to Xst completion: 0.00 secs</text:p>
      <text:p text:style-name="P7">Total CPU time to Xst completion: 0.09 secs</text:p>
      <text:p text:style-name="P7"><text:s/></text:p>
      <text:p text:style-name="P7">--&gt; Reading design: VerySimpleCPU.prj</text:p>
      <text:p text:style-name="P7"/>
      <text:p text:style-name="P7">TABLE OF CONTENTS</text:p>
      <text:p text:style-name="P7"><text:s text:c="2"/>1) Synthesis Options Summary</text:p>
      <text:p text:style-name="P7"><text:s text:c="2"/>2) HDL Parsing</text:p>
      <text:p text:style-name="P7"><text:s text:c="2"/>3) HDL Elaboration</text:p>
      <text:p text:style-name="P7"><text:s text:c="2"/>4) HDL Synthesis</text:p>
      <text:p text:style-name="P7"><text:s text:c="7"/>4.1) HDL Synthesis Report</text:p>
      <text:p text:style-name="P7"><text:s text:c="2"/>5) Advanced HDL Synthesis</text:p>
      <text:p text:style-name="P7"><text:s text:c="7"/>5.1) Advanced HDL Synthesis Report</text:p>
      <text:p text:style-name="P7"><text:s text:c="2"/>6) Low Level Synthesis</text:p>
      <text:p text:style-name="P7"><text:s text:c="2"/>7) Partition Report</text:p>
      <text:p text:style-name="P7"><text:s text:c="2"/>8) Design Summary</text:p>
      <text:p text:style-name="P7"><text:s text:c="7"/>8.1) Primitive and Black Box Usage</text:p>
      <text:p text:style-name="P7"><text:s text:c="7"/>8.2) Device utilization summary</text:p>
      <text:p text:style-name="P7"><text:s text:c="7"/>8.3) Partition Resource Summary</text:p>
      <text:p text:style-name="P7"><text:s text:c="7"/>8.4) Timing Report</text:p>
      <text:p text:style-name="P7"><text:s text:c="12"/>8.4.1) Clock Information</text:p>
      <text:p text:style-name="P7"><text:s text:c="12"/>8.4.2) Asynchronous Control Signals Information</text:p>
      <text:p text:style-name="P7"><text:s text:c="12"/>8.4.3) Timing Summary</text:p>
      <text:p text:style-name="P7"><text:s text:c="12"/>8.4.4) Timing Details</text:p>
      <text:p text:style-name="P7"><text:s text:c="12"/>8.4.5) Cross Clock Domains Report</text:p>
      <text:p text:style-name="P7"/>
      <text:p text:style-name="P7"/>
      <text:p text:style-name="P7">=========================================================================</text:p>
      <text:p text:style-name="P7">* <text:s text:c="21"/>Synthesis Options Summary <text:s text:c="23"/>*</text:p>
      <text:p text:style-name="P7">=========================================================================</text:p>
      <text:p text:style-name="P7">---- Source Parameters</text:p>
      <text:p text:style-name="P7">Input File Name <text:s text:c="19"/>: "VerySimpleCPU.prj"</text:p>
      <text:p text:style-name="P7">Ignore Synthesis Constraint File <text:s text:c="2"/>: NO</text:p>
      <text:p text:style-name="P7"/>
      <text:p text:style-name="P7">---- Target Parameters</text:p>
      <text:p text:style-name="P7">Output File Name <text:s text:c="18"/>: "VerySimpleCPU"</text:p>
      <text:p text:style-name="P7">Output Format <text:s text:c="21"/>: NGC</text:p>
      <text:p text:style-name="P7"><text:soft-page-break/>Target Device <text:s text:c="21"/>: xc7a100t-3-csg324</text:p>
      <text:p text:style-name="P7"/>
      <text:p text:style-name="P7">---- Source Options</text:p>
      <text:p text:style-name="P7">Top Module Name <text:s text:c="19"/>: VerySimpleCPU</text:p>
      <text:p text:style-name="P7">Automatic FSM Extraction <text:s text:c="10"/>: YES</text:p>
      <text:p text:style-name="P7">FSM Encoding Algorithm <text:s text:c="12"/>: Auto</text:p>
      <text:p text:style-name="P7">Safe Implementation <text:s text:c="15"/>: No</text:p>
      <text:p text:style-name="P7">FSM Style <text:s text:c="25"/>: LUT</text:p>
      <text:p text:style-name="P7">RAM Extraction <text:s text:c="20"/>: Yes</text:p>
      <text:p text:style-name="P7">RAM Style <text:s text:c="25"/>: Auto</text:p>
      <text:p text:style-name="P7">ROM Extraction <text:s text:c="20"/>: Yes</text:p>
      <text:p text:style-name="P7">Shift Register Extraction <text:s text:c="9"/>: YES</text:p>
      <text:p text:style-name="P7">ROM Style <text:s text:c="25"/>: Auto</text:p>
      <text:p text:style-name="P7">Resource Sharing <text:s text:c="18"/>: YES</text:p>
      <text:p text:style-name="P7">Asynchronous To Synchronous <text:s text:c="7"/>: NO</text:p>
      <text:p text:style-name="P7">Shift Register Minimum Size <text:s text:c="7"/>: 2</text:p>
      <text:p text:style-name="P7">Use DSP Block <text:s text:c="21"/>: Auto</text:p>
      <text:p text:style-name="P7">Automatic Register Balancing <text:s text:c="6"/>: No</text:p>
      <text:p text:style-name="P7"/>
      <text:p text:style-name="P7">---- Target Options</text:p>
      <text:p text:style-name="P7">LUT Combining <text:s text:c="21"/>: Auto</text:p>
      <text:p text:style-name="P7">Reduce Control Sets <text:s text:c="15"/>: Auto</text:p>
      <text:p text:style-name="P7">Add IO Buffers <text:s text:c="20"/>: YES</text:p>
      <text:p text:style-name="P7">Global Maximum Fanout <text:s text:c="13"/>: 100000</text:p>
      <text:p text:style-name="P7">Add Generic Clock Buffer(BUFG) <text:s text:c="4"/>: 32</text:p>
      <text:p text:style-name="P7">Register Duplication <text:s text:c="14"/>: YES</text:p>
      <text:p text:style-name="P7">Optimize Instantiated Primitives <text:s text:c="2"/>: NO</text:p>
      <text:p text:style-name="P7">Use Clock Enable <text:s text:c="18"/>: Auto</text:p>
      <text:p text:style-name="P7">Use Synchronous Set <text:s text:c="15"/>: Auto</text:p>
      <text:p text:style-name="P7">Use Synchronous Reset <text:s text:c="13"/>: Auto</text:p>
      <text:p text:style-name="P7">Pack IO Registers into IOBs <text:s text:c="7"/>: Auto</text:p>
      <text:p text:style-name="P7">Equivalent register Removal <text:s text:c="7"/>: YES</text:p>
      <text:p text:style-name="P7"/>
      <text:p text:style-name="P7">---- General Options</text:p>
      <text:p text:style-name="P7">Optimization Goal <text:s text:c="17"/>: Speed</text:p>
      <text:p text:style-name="P7">Optimization Effort <text:s text:c="15"/>: 1</text:p>
      <text:p text:style-name="P7">Power Reduction <text:s text:c="19"/>: NO</text:p>
      <text:p text:style-name="P7">Keep Hierarchy <text:s text:c="20"/>: No</text:p>
      <text:p text:style-name="P7">Netlist Hierarchy <text:s text:c="17"/>: As_Optimized</text:p>
      <text:p text:style-name="P7">RTL Output <text:s text:c="24"/>: Yes</text:p>
      <text:p text:style-name="P7">Global Optimization <text:s text:c="15"/>: AllClockNets</text:p>
      <text:p text:style-name="P7">Read Cores <text:s text:c="24"/>: YES</text:p>
      <text:p text:style-name="P7">Write Timing Constraints <text:s text:c="10"/>: NO</text:p>
      <text:p text:style-name="P7">Cross Clock Analysis <text:s text:c="14"/>: NO</text:p>
      <text:p text:style-name="P7">Hierarchy Separator <text:s text:c="15"/>: /</text:p>
      <text:p text:style-name="P7">Bus Delimiter <text:s text:c="21"/>: &lt;&gt;</text:p>
      <text:p text:style-name="P7">Case Specifier <text:s text:c="20"/>: Maintain</text:p>
      <text:p text:style-name="P7">Slice Utilization Ratio <text:s text:c="11"/>: 100</text:p>
      <text:p text:style-name="P7">BRAM Utilization Ratio <text:s text:c="12"/>: 100</text:p>
      <text:p text:style-name="P7">DSP48 Utilization Ratio <text:s text:c="11"/>: 100</text:p>
      <text:p text:style-name="P7">Auto BRAM Packing <text:s text:c="17"/>: NO</text:p>
      <text:p text:style-name="P7">Slice Utilization Ratio Delta <text:s text:c="5"/>: 5</text:p>
      <text:p text:style-name="P7"><text:soft-page-break/></text:p>
      <text:p text:style-name="P7">=========================================================================</text:p>
      <text:p text:style-name="P7"/>
      <text:p text:style-name="P7"/>
      <text:p text:style-name="P7">=========================================================================</text:p>
      <text:p text:style-name="P7">* <text:s text:c="25"/>HDL Parsing <text:s text:c="33"/>*</text:p>
      <text:p text:style-name="P7">=========================================================================</text:p>
      <text:p text:style-name="P7">Analyzing Verilog file "C:\.Xilinx\VerySimpleCPU_HW\VerySimpleCPU.v" into library work</text:p>
      <text:p text:style-name="P7">Parsing module &lt;VerySimpleCPU&gt;.</text:p>
      <text:p text:style-name="P7">WARNING:HDLCompiler:568 - "C:\.Xilinx\VerySimpleCPU_HW\VerySimpleCPU.v" Line 160: Constant value is truncated to fit in &lt;3&gt; bits.</text:p>
      <text:p text:style-name="P7">WARNING:HDLCompiler:568 - "C:\.Xilinx\VerySimpleCPU_HW\VerySimpleCPU.v" Line 166: Constant value is truncated to fit in &lt;3&gt; bits.</text:p>
      <text:p text:style-name="P7">WARNING:HDLCompiler:568 - "C:\.Xilinx\VerySimpleCPU_HW\VerySimpleCPU.v" Line 170: Constant value is truncated to fit in &lt;3&gt; bits.</text:p>
      <text:p text:style-name="P7">WARNING:HDLCompiler:568 - "C:\.Xilinx\VerySimpleCPU_HW\VerySimpleCPU.v" Line 178: Constant value is truncated to fit in &lt;3&gt; bits.</text:p>
      <text:p text:style-name="P7">WARNING:HDLCompiler:568 - "C:\.Xilinx\VerySimpleCPU_HW\VerySimpleCPU.v" Line 182: Constant value is truncated to fit in &lt;3&gt; bits.</text:p>
      <text:p text:style-name="P7">WARNING:HDLCompiler:568 - "C:\.Xilinx\VerySimpleCPU_HW\VerySimpleCPU.v" Line 184: Constant value is truncated to fit in &lt;3&gt; bits.</text:p>
      <text:p text:style-name="P7">WARNING:HDLCompiler:568 - "C:\.Xilinx\VerySimpleCPU_HW\VerySimpleCPU.v" Line 188: Constant value is truncated to fit in &lt;3&gt; bits.</text:p>
      <text:p text:style-name="P7">WARNING:HDLCompiler:568 - "C:\.Xilinx\VerySimpleCPU_HW\VerySimpleCPU.v" Line 190: Constant value is truncated to fit in &lt;3&gt; bits.</text:p>
      <text:p text:style-name="P7"/>
      <text:p text:style-name="P7">=========================================================================</text:p>
      <text:p text:style-name="P7">* <text:s text:c="27"/>HDL Elaboration <text:s text:c="27"/>*</text:p>
      <text:p text:style-name="P7">=========================================================================</text:p>
      <text:p text:style-name="P7"/>
      <text:p text:style-name="P7">Elaborating module &lt;VerySimpleCPU&gt;.</text:p>
      <text:p text:style-name="P7"/>
      <text:p text:style-name="P7">=========================================================================</text:p>
      <text:p text:style-name="P7">* <text:s text:c="26"/>HDL Synthesis <text:s text:c="30"/>*</text:p>
      <text:p text:style-name="P7">=========================================================================</text:p>
      <text:p text:style-name="P7"/>
      <text:p text:style-name="P7">Synthesizing Unit &lt;VerySimpleCPU&gt;.</text:p>
      <text:p text:style-name="P7"><text:s text:c="4"/>Related source file is "C:\.Xilinx\VerySimpleCPU_HW\VerySimpleCPU.v".</text:p>
      <text:p text:style-name="P7"><text:s text:c="4"/>Found 14-bit register for signal &lt;PC&gt;.</text:p>
      <text:p text:style-name="P7"><text:s text:c="4"/>Found 32-bit register for signal &lt;A&gt;.</text:p>
      <text:p text:style-name="P7"><text:s text:c="4"/>Found 32-bit register for signal &lt;IW&gt;.</text:p>
      <text:p text:style-name="P7"><text:s text:c="4"/>Found 1-bit register for signal &lt;intr&gt;.</text:p>
      <text:p text:style-name="P7"><text:s text:c="4"/>Found 1-bit register for signal &lt;isr&gt;.</text:p>
      <text:p text:style-name="P7"><text:s text:c="4"/>Found 3-bit register for signal &lt;st&gt;.</text:p>
      <text:p text:style-name="P7"><text:s text:c="4"/>Found finite state machine &lt;FSM_0&gt; for signal &lt;st&gt;.</text:p>
      <text:p text:style-name="P7"><text:soft-page-break/><text:s text:c="4"/>-----------------------------------------------------------------------</text:p>
      <text:p text:style-name="P7"><text:s text:c="4"/>| States <text:s text:c="12"/>| 6 <text:s text:c="45"/>|</text:p>
      <text:p text:style-name="P7"><text:s text:c="4"/>| Transitions <text:s text:c="7"/>| 23 <text:s text:c="44"/>|</text:p>
      <text:p text:style-name="P7"><text:s text:c="4"/>| Inputs <text:s text:c="12"/>| 13 <text:s text:c="44"/>|</text:p>
      <text:p text:style-name="P7"><text:s text:c="4"/>| Outputs <text:s text:c="11"/>| 5 <text:s text:c="45"/>|</text:p>
      <text:p text:style-name="P7"><text:s text:c="4"/>| Clock <text:s text:c="13"/>| clk (rising_edge) <text:s text:c="29"/>|</text:p>
      <text:p text:style-name="P7"><text:s text:c="4"/>| Reset <text:s text:c="13"/>| rst (positive) <text:s text:c="32"/>|</text:p>
      <text:p text:style-name="P7"><text:s text:c="4"/>| Reset type <text:s text:c="8"/>| synchronous <text:s text:c="35"/>|</text:p>
      <text:p text:style-name="P7"><text:s text:c="4"/>| Reset State <text:s text:c="7"/>| 000 <text:s text:c="43"/>|</text:p>
      <text:p text:style-name="P7"><text:s text:c="4"/>| Encoding <text:s text:c="10"/>| auto <text:s text:c="42"/>|</text:p>
      <text:p text:style-name="P7"><text:s text:c="4"/>| Implementation <text:s text:c="4"/>| LUT <text:s text:c="43"/>|</text:p>
      <text:p text:style-name="P7"><text:s text:c="4"/>-----------------------------------------------------------------------</text:p>
      <text:p text:style-name="P7"><text:s text:c="4"/>Found 32-bit adder for signal &lt;data_fromRAM[31]_GND_1_o_add_21_OUT&gt; created at line 81.</text:p>
      <text:p text:style-name="P7"><text:s text:c="4"/>Found 14-bit adder for signal &lt;data_fromRAM[13]_IW[13]_add_42_OUT&gt; created at line 101.</text:p>
      <text:p text:style-name="P7"><text:s text:c="4"/>Found 32-bit adder for signal &lt;A[31]_data_fromRAM[31]_add_49_OUT&gt; created at line 111.</text:p>
      <text:p text:style-name="P7"><text:s text:c="4"/>Found 14-bit adder for signal &lt;PC[13]_GND_1_o_add_50_OUT&gt; created at line 113.</text:p>
      <text:p text:style-name="P7"><text:s text:c="4"/>Found 14-bit 8-to-1 multiplexer for signal &lt;addr_toRAM&gt; created at line 62.</text:p>
      <text:p text:style-name="P7"><text:s text:c="4"/>Found 32-bit 4-to-1 multiplexer for signal &lt;_n0171&gt; created at line 90.</text:p>
      <text:p text:style-name="P7"><text:s text:c="4"/>Found 32-bit 4-to-1 multiplexer for signal &lt;_n0180&gt; created at line 119.</text:p>
      <text:p text:style-name="P7"><text:s text:c="4"/>Summary:</text:p>
      <text:p text:style-name="P7"><text:tab/>inferred <text:s text:c="2"/>4 Adder/Subtractor(s).</text:p>
      <text:p text:style-name="P7"><text:tab/>inferred <text:s/>80 D-type flip-flop(s).</text:p>
      <text:p text:style-name="P7"><text:tab/>inferred <text:s/>28 Multiplexer(s).</text:p>
      <text:p text:style-name="P7"><text:tab/>inferred <text:s text:c="2"/>1 Finite State Machine(s).</text:p>
      <text:p text:style-name="P7">Unit &lt;VerySimpleCPU&gt; synthesized.</text:p>
      <text:p text:style-name="P7"/>
      <text:p text:style-name="P7">=========================================================================</text:p>
      <text:p text:style-name="P7">HDL Synthesis Report</text:p>
      <text:p text:style-name="P7"/>
      <text:p text:style-name="P7">Macro Statistics</text:p>
      <text:p text:style-name="P7"># Adders/Subtractors <text:s text:c="34"/>: 4</text:p>
      <text:p text:style-name="P7"><text:s/>14-bit adder <text:s text:c="41"/>: 2</text:p>
      <text:p text:style-name="P7"><text:s/>32-bit adder <text:s text:c="41"/>: 2</text:p>
      <text:p text:style-name="P7"># Registers <text:s text:c="43"/>: 5</text:p>
      <text:p text:style-name="P7"><text:s/>1-bit register <text:s text:c="39"/>: 2</text:p>
      <text:p text:style-name="P7"><text:s/>14-bit register <text:s text:c="38"/>: 1</text:p>
      <text:p text:style-name="P7"><text:s/>32-bit register <text:s text:c="38"/>: 2</text:p>
      <text:p text:style-name="P7"># Multiplexers <text:s text:c="40"/>: 28</text:p>
      <text:p text:style-name="P7"><text:s/>1-bit 2-to-1 multiplexer <text:s text:c="29"/>: 5</text:p>
      <text:p text:style-name="P7"><text:s/>14-bit 2-to-1 multiplexer <text:s text:c="28"/>: 14</text:p>
      <text:p text:style-name="P7"><text:s/>14-bit 8-to-1 multiplexer <text:s text:c="28"/>: 1</text:p>
      <text:p text:style-name="P7"><text:s/>32-bit 2-to-1 multiplexer <text:s text:c="28"/>: 6</text:p>
      <text:p text:style-name="P7"><text:s/>32-bit 4-to-1 multiplexer <text:s text:c="28"/>: 2</text:p>
      <text:p text:style-name="P7"># FSMs <text:s text:c="48"/>: 1</text:p>
      <text:p text:style-name="P7"/>
      <text:p text:style-name="P7">=========================================================================</text:p>
      <text:p text:style-name="P7"/>
      <text:p text:style-name="P7">=========================================================================</text:p>
      <text:p text:style-name="P7"><text:soft-page-break/>* <text:s text:c="22"/>Advanced HDL Synthesis <text:s text:c="25"/>*</text:p>
      <text:p text:style-name="P7">=========================================================================</text:p>
      <text:p text:style-name="P7"/>
      <text:p text:style-name="P7"/>
      <text:p text:style-name="P7">=========================================================================</text:p>
      <text:p text:style-name="P7">Advanced HDL Synthesis Report</text:p>
      <text:p text:style-name="P7"/>
      <text:p text:style-name="P7">Macro Statistics</text:p>
      <text:p text:style-name="P7"># Adders/Subtractors <text:s text:c="34"/>: 4</text:p>
      <text:p text:style-name="P7"><text:s/>14-bit adder <text:s text:c="41"/>: 2</text:p>
      <text:p text:style-name="P7"><text:s/>32-bit adder <text:s text:c="41"/>: 2</text:p>
      <text:p text:style-name="P7"># Registers <text:s text:c="43"/>: 80</text:p>
      <text:p text:style-name="P7"><text:s/>Flip-Flops <text:s text:c="43"/>: 80</text:p>
      <text:p text:style-name="P7"># Multiplexers <text:s text:c="40"/>: 28</text:p>
      <text:p text:style-name="P7"><text:s/>1-bit 2-to-1 multiplexer <text:s text:c="29"/>: 5</text:p>
      <text:p text:style-name="P7"><text:s/>14-bit 2-to-1 multiplexer <text:s text:c="28"/>: 14</text:p>
      <text:p text:style-name="P7"><text:s/>14-bit 8-to-1 multiplexer <text:s text:c="28"/>: 1</text:p>
      <text:p text:style-name="P7"><text:s/>32-bit 2-to-1 multiplexer <text:s text:c="28"/>: 6</text:p>
      <text:p text:style-name="P7"><text:s/>32-bit 4-to-1 multiplexer <text:s text:c="28"/>: 2</text:p>
      <text:p text:style-name="P7"># FSMs <text:s text:c="48"/>: 1</text:p>
      <text:p text:style-name="P7"/>
      <text:p text:style-name="P7">=========================================================================</text:p>
      <text:p text:style-name="P7"/>
      <text:p text:style-name="P7">=========================================================================</text:p>
      <text:p text:style-name="P7">* <text:s text:c="24"/>Low Level Synthesis <text:s text:c="26"/>*</text:p>
      <text:p text:style-name="P7">=========================================================================</text:p>
      <text:p text:style-name="P7">Analyzing FSM &lt;MFsm&gt; for best encoding.</text:p>
      <text:p text:style-name="P7">Optimizing FSM &lt;FSM_0&gt; on signal &lt;st[1:3]&gt; with user encoding.</text:p>
      <text:p text:style-name="P7">-------------------</text:p>
      <text:p text:style-name="P7"><text:s/>State | Encoding</text:p>
      <text:p text:style-name="P7">-------------------</text:p>
      <text:p text:style-name="P7"><text:s/>000 <text:s text:c="2"/>| 000</text:p>
      <text:p text:style-name="P7"><text:s/>001 <text:s text:c="2"/>| 001</text:p>
      <text:p text:style-name="P7"><text:s/>010 <text:s text:c="2"/>| 010</text:p>
      <text:p text:style-name="P7"><text:s/>011 <text:s text:c="2"/>| 011</text:p>
      <text:p text:style-name="P7"><text:s/>100 <text:s text:c="2"/>| 100</text:p>
      <text:p text:style-name="P7"><text:s/>101 <text:s text:c="2"/>| 101</text:p>
      <text:p text:style-name="P7">-------------------</text:p>
      <text:p text:style-name="P7"/>
      <text:p text:style-name="P7">Optimizing unit &lt;VerySimpleCPU&gt; ...</text:p>
      <text:p text:style-name="P7"/>
      <text:p text:style-name="P7">Mapping all equations...</text:p>
      <text:p text:style-name="P7">Building and optimizing final netlist ...</text:p>
      <text:p text:style-name="P7">Found area constraint ratio of 100 (+ 5) on block VerySimpleCPU, actual ratio is 0.</text:p>
      <text:p text:style-name="P7">FlipFlop st_FSM_FFd3 has been replicated 1 time(s)</text:p>
      <text:p text:style-name="P7"/>
      <text:p text:style-name="P7">Final Macro Processing ...</text:p>
      <text:p text:style-name="P7"><text:soft-page-break/></text:p>
      <text:p text:style-name="P7">=========================================================================</text:p>
      <text:p text:style-name="P7">Final Register Report</text:p>
      <text:p text:style-name="P7"/>
      <text:p text:style-name="P7">Macro Statistics</text:p>
      <text:p text:style-name="P7"># Registers <text:s text:c="43"/>: 84</text:p>
      <text:p text:style-name="P7"><text:s/>Flip-Flops <text:s text:c="43"/>: 84</text:p>
      <text:p text:style-name="P7"/>
      <text:p text:style-name="P7">=========================================================================</text:p>
      <text:p text:style-name="P7"/>
      <text:p text:style-name="P7">=========================================================================</text:p>
      <text:p text:style-name="P7">* <text:s text:c="26"/>Partition Report <text:s text:c="27"/>*</text:p>
      <text:p text:style-name="P7">=========================================================================</text:p>
      <text:p text:style-name="P7"/>
      <text:p text:style-name="P7">Partition Implementation Status</text:p>
      <text:p text:style-name="P7">-------------------------------</text:p>
      <text:p text:style-name="P7"/>
      <text:p text:style-name="P7"><text:s text:c="2"/>No Partitions were found in this design.</text:p>
      <text:p text:style-name="P7"/>
      <text:p text:style-name="P7">-------------------------------</text:p>
      <text:p text:style-name="P7"/>
      <text:p text:style-name="P7">=========================================================================</text:p>
      <text:p text:style-name="P7">* <text:s text:c="27"/>Design Summary <text:s text:c="28"/>*</text:p>
      <text:p text:style-name="P7">=========================================================================</text:p>
      <text:p text:style-name="P7"/>
      <text:p text:style-name="P7">Top Level Output File Name <text:s text:c="8"/>: VerySimpleCPU.ngc</text:p>
      <text:p text:style-name="P7"/>
      <text:p text:style-name="P7">Primitive and Black Box Usage:</text:p>
      <text:p text:style-name="P7">------------------------------</text:p>
      <text:p text:style-name="P7"># BELS <text:s text:c="28"/>: 503</text:p>
      <text:p text:style-name="P7"># <text:s text:c="5"/>GND <text:s text:c="24"/>: 1</text:p>
      <text:p text:style-name="P7"># <text:s text:c="5"/>INV <text:s text:c="24"/>: 1</text:p>
      <text:p text:style-name="P7"># <text:s text:c="5"/>LUT1 <text:s text:c="23"/>: 31</text:p>
      <text:p text:style-name="P7"># <text:s text:c="5"/>LUT2 <text:s text:c="23"/>: 63</text:p>
      <text:p text:style-name="P7"># <text:s text:c="5"/>LUT3 <text:s text:c="23"/>: 8</text:p>
      <text:p text:style-name="P7"># <text:s text:c="5"/>LUT4 <text:s text:c="23"/>: 32</text:p>
      <text:p text:style-name="P7"># <text:s text:c="5"/>LUT5 <text:s text:c="23"/>: 52</text:p>
      <text:p text:style-name="P7"># <text:s text:c="5"/>LUT6 <text:s text:c="23"/>: 132</text:p>
      <text:p text:style-name="P7"># <text:s text:c="5"/>MUXCY <text:s text:c="22"/>: 88</text:p>
      <text:p text:style-name="P7"># <text:s text:c="5"/>MUXF7 <text:s text:c="22"/>: 2</text:p>
      <text:p text:style-name="P7"># <text:s text:c="5"/>VCC <text:s text:c="24"/>: 1</text:p>
      <text:p text:style-name="P7"># <text:s text:c="5"/>XORCY <text:s text:c="22"/>: 92</text:p>
      <text:p text:style-name="P7"># FlipFlops/Latches <text:s text:c="15"/>: 84</text:p>
      <text:p text:style-name="P7"># <text:s text:c="5"/>FDR <text:s text:c="24"/>: 36</text:p>
      <text:p text:style-name="P7"># <text:s text:c="5"/>FDRE <text:s text:c="23"/>: 48</text:p>
      <text:p text:style-name="P7"># Clock Buffers <text:s text:c="19"/>: 1</text:p>
      <text:p text:style-name="P7"><text:soft-page-break/># <text:s text:c="5"/>BUFGP <text:s text:c="22"/>: 1</text:p>
      <text:p text:style-name="P7"># IO Buffers <text:s text:c="22"/>: 81</text:p>
      <text:p text:style-name="P7"># <text:s text:c="5"/>IBUF <text:s text:c="23"/>: 34</text:p>
      <text:p text:style-name="P7"># <text:s text:c="5"/>OBUF <text:s text:c="23"/>: 47</text:p>
      <text:p text:style-name="P7"/>
      <text:p text:style-name="P7">Device utilization summary:</text:p>
      <text:p text:style-name="P7">---------------------------</text:p>
      <text:p text:style-name="P7"/>
      <text:p text:style-name="P7">Selected Device : 7a100tcsg324-3 </text:p>
      <text:p text:style-name="P7"/>
      <text:p text:style-name="P7"/>
      <text:p text:style-name="P7">Slice Logic Utilization: </text:p>
      <text:p text:style-name="P7"><text:s/>Number of Slice Registers: <text:s text:c="13"/>84 <text:s/>out of <text:s/>126800 <text:s text:c="4"/>0% <text:s/></text:p>
      <text:p text:style-name="P7"><text:s/>Number of Slice LUTs: <text:s text:c="17"/>319 <text:s/>out of <text:s/>63400 <text:s text:c="4"/>0% <text:s/></text:p>
      <text:p text:style-name="P7"><text:s text:c="4"/>Number used as Logic: <text:s text:c="14"/>319 <text:s/>out of <text:s/>63400 <text:s text:c="4"/>0% <text:s/></text:p>
      <text:p text:style-name="P7"/>
      <text:p text:style-name="P7">Slice Logic Distribution: </text:p>
      <text:p text:style-name="P7"><text:s/>Number of LUT Flip Flop pairs used: <text:s text:c="3"/>335</text:p>
      <text:p text:style-name="P7"><text:s text:c="3"/>Number with an unused Flip Flop: <text:s text:c="4"/>251 <text:s/>out of <text:s text:c="3"/>335 <text:s text:c="3"/>74% <text:s/></text:p>
      <text:p text:style-name="P7"><text:s text:c="3"/>Number with an unused LUT: <text:s text:c="11"/>16 <text:s/>out of <text:s text:c="3"/>335 <text:s text:c="4"/>4% <text:s/></text:p>
      <text:p text:style-name="P7"><text:s text:c="3"/>Number of fully used LUT-FF pairs: <text:s text:c="3"/>68 <text:s/>out of <text:s text:c="3"/>335 <text:s text:c="3"/>20% <text:s/></text:p>
      <text:p text:style-name="P7"><text:s text:c="3"/>Number of unique control sets: <text:s text:c="8"/>7</text:p>
      <text:p text:style-name="P7"/>
      <text:p text:style-name="P7">IO Utilization: </text:p>
      <text:p text:style-name="P7"><text:s/>Number of IOs: <text:s text:c="25"/>82</text:p>
      <text:p text:style-name="P7"><text:s/>Number of bonded IOBs: <text:s text:c="17"/>82 <text:s/>out of <text:s text:c="3"/>210 <text:s text:c="3"/>39% <text:s/></text:p>
      <text:p text:style-name="P7"/>
      <text:p text:style-name="P7">Specific Feature Utilization:</text:p>
      <text:p text:style-name="P7"><text:s/>Number of BUFG/BUFGCTRLs: <text:s text:c="15"/>1 <text:s/>out of <text:s text:c="4"/>32 <text:s text:c="4"/>3% <text:s/></text:p>
      <text:p text:style-name="P7"/>
      <text:p text:style-name="P7">---------------------------</text:p>
      <text:p text:style-name="P7">Partition Resource Summary:</text:p>
      <text:p text:style-name="P7">---------------------------</text:p>
      <text:p text:style-name="P7"/>
      <text:p text:style-name="P7"><text:s text:c="2"/>No Partitions were found in this design.</text:p>
      <text:p text:style-name="P7"/>
      <text:p text:style-name="P7">---------------------------</text:p>
      <text:p text:style-name="P7"/>
      <text:p text:style-name="P7"/>
      <text:p text:style-name="P7">=========================================================================</text:p>
      <text:p text:style-name="P7">Timing Report</text:p>
      <text:p text:style-name="P7"/>
      <text:p text:style-name="P7">NOTE: THESE TIMING NUMBERS ARE ONLY A SYNTHESIS ESTIMATE.</text:p>
      <text:p text:style-name="P7"><text:s text:c="6"/>FOR ACCURATE TIMING INFORMATION PLEASE REFER TO THE TRACE REPORT</text:p>
      <text:p text:style-name="P7"><text:s text:c="6"/>GENERATED AFTER PLACE-and-ROUTE.</text:p>
      <text:p text:style-name="P7"/>
      <text:p text:style-name="P7">Clock Information:</text:p>
      <text:p text:style-name="P7">------------------</text:p>
      <text:p text:style-name="P7">-----------------------------------+------------------------+-------+</text:p>
      <text:p text:style-name="P7">Clock Signal <text:s text:c="22"/>| Clock buffer(FF name) <text:s/>| Load <text:s/>|</text:p>
      <text:p text:style-name="P7">-----------------------------------+------------------------+-------+</text:p>
      <text:p text:style-name="P7"><text:soft-page-break/>clk <text:s text:c="31"/>| BUFGP <text:s text:c="17"/>| 84 <text:s text:c="3"/>|</text:p>
      <text:p text:style-name="P7">-----------------------------------+------------------------+-------+</text:p>
      <text:p text:style-name="P7"/>
      <text:p text:style-name="P7">Asynchronous Control Signals Information:</text:p>
      <text:p text:style-name="P7">----------------------------------------</text:p>
      <text:p text:style-name="P7">No asynchronous control signals found in this design</text:p>
      <text:p text:style-name="P7"/>
      <text:p text:style-name="P7">Timing Summary:</text:p>
      <text:p text:style-name="P7">---------------</text:p>
      <text:p text:style-name="P7">Speed Grade: -3</text:p>
      <text:p text:style-name="P7"/>
      <text:p text:style-name="P7"><text:s text:c="3"/>Minimum period: 2.643ns (Maximum Frequency: 378.372MHz)</text:p>
      <text:p text:style-name="P7"><text:s text:c="3"/>Minimum input arrival time before clock: 2.989ns</text:p>
      <text:p text:style-name="P7"><text:s text:c="3"/>Maximum output required time after clock: 3.324ns</text:p>
      <text:p text:style-name="P7"><text:s text:c="3"/>Maximum combinational path delay: 2.907ns</text:p>
      <text:p text:style-name="P7"/>
      <text:p text:style-name="P7">Timing Details:</text:p>
      <text:p text:style-name="P7">---------------</text:p>
      <text:p text:style-name="P7">All values displayed in nanoseconds (ns)</text:p>
      <text:p text:style-name="P7"/>
      <text:p text:style-name="P7">=========================================================================</text:p>
      <text:p text:style-name="P7">Timing constraint: Default period analysis for Clock 'clk'</text:p>
      <text:p text:style-name="P7"><text:s text:c="2"/>Clock period: 2.643ns (frequency: 378.372MHz)</text:p>
      <text:p text:style-name="P7"><text:s text:c="2"/>Total number of paths / destination ports: 979 / 134</text:p>
      <text:p text:style-name="P7">-------------------------------------------------------------------------</text:p>
      <text:p text:style-name="P7">Delay: <text:s text:c="14"/>2.643ns (Levels of Logic = 17)</text:p>
      <text:p text:style-name="P7"><text:s text:c="2"/>Source: <text:s text:c="11"/>IW_0 (FF)</text:p>
      <text:p text:style-name="P7"><text:s text:c="2"/>Destination: <text:s text:c="6"/>PC_13 (FF)</text:p>
      <text:p text:style-name="P7"><text:s text:c="2"/>Source Clock: <text:s text:c="5"/>clk rising</text:p>
      <text:p text:style-name="P7"><text:s text:c="2"/>Destination Clock: clk rising</text:p>
      <text:p text:style-name="P7"/>
      <text:p text:style-name="P7"><text:s text:c="2"/>Data Path: IW_0 to PC_13</text:p>
      <text:p text:style-name="P7"><text:s text:c="32"/>Gate <text:s text:c="4"/>Net</text:p>
      <text:p text:style-name="P7"><text:s text:c="4"/>Cell:in-&gt;out <text:s text:c="5"/>fanout <text:s text:c="2"/>Delay <text:s text:c="2"/>Delay <text:s/>Logical Name (Net Name)</text:p>
      <text:p text:style-name="P7"><text:s text:c="4"/>---------------------------------------- <text:s/>------------</text:p>
      <text:p text:style-name="P7"><text:s text:c="5"/>FDRE:C-&gt;Q <text:s text:c="12"/>4 <text:s text:c="2"/>0.361 <text:s text:c="2"/>0.309 <text:s/>IW_0 (IW_0)</text:p>
      <text:p text:style-name="P7"><text:s text:c="5"/>LUT2:I1-&gt;O <text:s text:c="11"/>1 <text:s text:c="2"/>0.097 <text:s text:c="2"/>0.000 <text:s/>Madd_data_fromRAM[13]_IW[13]_add_42_OUT_lut&lt;0&gt; (Madd_data_fromRAM[13]_IW[13]_add_42_OUT_lut&lt;0&gt;)</text:p>
      <text:p text:style-name="P7"><text:s text:c="5"/>MUXCY:S-&gt;O <text:s text:c="11"/>1 <text:s text:c="2"/>0.353 <text:s text:c="2"/>0.000 <text:s/>Madd_data_fromRAM[13]_IW[13]_add_42_OUT_cy&lt;0&gt; (Madd_data_fromRAM[13]_IW[13]_add_42_OUT_cy&lt;0&gt;)</text:p>
      <text:p text:style-name="P7"><text:s text:c="5"/>MUXCY:CI-&gt;O <text:s text:c="10"/>1 <text:s text:c="2"/>0.023 <text:s text:c="2"/>0.000 <text:s/>Madd_data_fromRAM[13]_IW[13]_add_42_OUT_cy&lt;1&gt; (Madd_data_fromRAM[13]_IW[13]_add_42_OUT_cy&lt;1&gt;)</text:p>
      <text:p text:style-name="P7"><text:s text:c="5"/>MUXCY:CI-&gt;O <text:s text:c="10"/>1 <text:s text:c="2"/>0.023 <text:s text:c="2"/>0.000 <text:s/>Madd_data_fromRAM[13]_IW[13]_add_42_OUT_cy&lt;2&gt; (Madd_data_fromRAM[13]_IW[13]_add_42_OUT_cy&lt;2&gt;)</text:p>
      <text:p text:style-name="P7"><text:s text:c="5"/>MUXCY:CI-&gt;O <text:s text:c="10"/>1 <text:s text:c="2"/>0.023 <text:s text:c="2"/>0.000 <text:s/>Madd_data_fromRAM[13]_IW[13]_add_42_OUT_cy&lt;3&gt; (Madd_data_fromRAM[13]_IW[13]_add_42_OUT_cy&lt;3&gt;)</text:p>
      <text:p text:style-name="P7"><text:soft-page-break/><text:s text:c="5"/>MUXCY:CI-&gt;O <text:s text:c="10"/>1 <text:s text:c="2"/>0.023 <text:s text:c="2"/>0.000 <text:s/>Madd_data_fromRAM[13]_IW[13]_add_42_OUT_cy&lt;4&gt; (Madd_data_fromRAM[13]_IW[13]_add_42_OUT_cy&lt;4&gt;)</text:p>
      <text:p text:style-name="P7"><text:s text:c="5"/>MUXCY:CI-&gt;O <text:s text:c="10"/>1 <text:s text:c="2"/>0.023 <text:s text:c="2"/>0.000 <text:s/>Madd_data_fromRAM[13]_IW[13]_add_42_OUT_cy&lt;5&gt; (Madd_data_fromRAM[13]_IW[13]_add_42_OUT_cy&lt;5&gt;)</text:p>
      <text:p text:style-name="P7"><text:s text:c="5"/>MUXCY:CI-&gt;O <text:s text:c="10"/>1 <text:s text:c="2"/>0.023 <text:s text:c="2"/>0.000 <text:s/>Madd_data_fromRAM[13]_IW[13]_add_42_OUT_cy&lt;6&gt; (Madd_data_fromRAM[13]_IW[13]_add_42_OUT_cy&lt;6&gt;)</text:p>
      <text:p text:style-name="P7"><text:s text:c="5"/>MUXCY:CI-&gt;O <text:s text:c="10"/>1 <text:s text:c="2"/>0.023 <text:s text:c="2"/>0.000 <text:s/>Madd_data_fromRAM[13]_IW[13]_add_42_OUT_cy&lt;7&gt; (Madd_data_fromRAM[13]_IW[13]_add_42_OUT_cy&lt;7&gt;)</text:p>
      <text:p text:style-name="P7"><text:s text:c="5"/>MUXCY:CI-&gt;O <text:s text:c="10"/>1 <text:s text:c="2"/>0.023 <text:s text:c="2"/>0.000 <text:s/>Madd_data_fromRAM[13]_IW[13]_add_42_OUT_cy&lt;8&gt; (Madd_data_fromRAM[13]_IW[13]_add_42_OUT_cy&lt;8&gt;)</text:p>
      <text:p text:style-name="P7"><text:s text:c="5"/>MUXCY:CI-&gt;O <text:s text:c="10"/>1 <text:s text:c="2"/>0.023 <text:s text:c="2"/>0.000 <text:s/>Madd_data_fromRAM[13]_IW[13]_add_42_OUT_cy&lt;9&gt; (Madd_data_fromRAM[13]_IW[13]_add_42_OUT_cy&lt;9&gt;)</text:p>
      <text:p text:style-name="P7"><text:s text:c="5"/>MUXCY:CI-&gt;O <text:s text:c="10"/>1 <text:s text:c="2"/>0.023 <text:s text:c="2"/>0.000 <text:s/>Madd_data_fromRAM[13]_IW[13]_add_42_OUT_cy&lt;10&gt; (Madd_data_fromRAM[13]_IW[13]_add_42_OUT_cy&lt;10&gt;)</text:p>
      <text:p text:style-name="P7"><text:s text:c="5"/>MUXCY:CI-&gt;O <text:s text:c="10"/>1 <text:s text:c="2"/>0.023 <text:s text:c="2"/>0.000 <text:s/>Madd_data_fromRAM[13]_IW[13]_add_42_OUT_cy&lt;11&gt; (Madd_data_fromRAM[13]_IW[13]_add_42_OUT_cy&lt;11&gt;)</text:p>
      <text:p text:style-name="P7"><text:s text:c="5"/>MUXCY:CI-&gt;O <text:s text:c="10"/>0 <text:s text:c="2"/>0.023 <text:s text:c="2"/>0.000 <text:s/>Madd_data_fromRAM[13]_IW[13]_add_42_OUT_cy&lt;12&gt; (Madd_data_fromRAM[13]_IW[13]_add_42_OUT_cy&lt;12&gt;)</text:p>
      <text:p text:style-name="P7"><text:s text:c="5"/>XORCY:CI-&gt;O <text:s text:c="10"/>1 <text:s text:c="2"/>0.370 <text:s text:c="2"/>0.295 <text:s/>Madd_data_fromRAM[13]_IW[13]_add_42_OUT_xor&lt;13&gt; (data_fromRAM[13]_IW[13]_add_42_OUT&lt;13&gt;)</text:p>
      <text:p text:style-name="P7"><text:s text:c="5"/>LUT6:I5-&gt;O <text:s text:c="11"/>1 <text:s text:c="2"/>0.097 <text:s text:c="2"/>0.379 <text:s/>Mmux_PCN102 (Mmux_PCN101)</text:p>
      <text:p text:style-name="P7"><text:s text:c="5"/>LUT4:I2-&gt;O <text:s text:c="11"/>1 <text:s text:c="2"/>0.097 <text:s text:c="2"/>0.000 <text:s/>Mmux_PCN103 (PCN&lt;13&gt;)</text:p>
      <text:p text:style-name="P7"><text:s text:c="5"/>FDRE:D <text:s text:c="19"/>0.008 <text:s text:c="9"/>PC_13</text:p>
      <text:p text:style-name="P7"><text:s text:c="4"/>----------------------------------------</text:p>
      <text:p text:style-name="P7"><text:s text:c="4"/>Total <text:s text:c="21"/>2.643ns (1.659ns logic, 0.984ns route)</text:p>
      <text:p text:style-name="P7"><text:s text:c="39"/>(62.8% logic, 37.2% route)</text:p>
      <text:p text:style-name="P7"/>
      <text:p text:style-name="P7">=========================================================================</text:p>
      <text:p text:style-name="P7">Timing constraint: Default OFFSET IN BEFORE for Clock 'clk'</text:p>
      <text:p text:style-name="P7"><text:s text:c="2"/>Total number of paths / destination ports: 1255 / 163</text:p>
      <text:p text:style-name="P7">-------------------------------------------------------------------------</text:p>
      <text:p text:style-name="P7">Offset: <text:s text:c="13"/>2.989ns (Levels of Logic = 5)</text:p>
      <text:p text:style-name="P7"><text:s text:c="2"/>Source: <text:s text:c="11"/>data_fromRAM&lt;13&gt; (PAD)</text:p>
      <text:p text:style-name="P7"><text:s text:c="2"/>Destination: <text:s text:c="6"/>PC_0 (FF)</text:p>
      <text:p text:style-name="P7"><text:s text:c="2"/>Destination Clock: clk rising</text:p>
      <text:p text:style-name="P7"/>
      <text:p text:style-name="P7"><text:s text:c="2"/>Data Path: data_fromRAM&lt;13&gt; to PC_0</text:p>
      <text:p text:style-name="P7"><text:s text:c="32"/>Gate <text:s text:c="4"/>Net</text:p>
      <text:p text:style-name="P7"><text:s text:c="4"/>Cell:in-&gt;out <text:s text:c="5"/>fanout <text:s text:c="2"/>Delay <text:s text:c="2"/>Delay <text:s/>Logical Name (Net Name)</text:p>
      <text:p text:style-name="P7"><text:s text:c="4"/>---------------------------------------- <text:s/>------------</text:p>
      <text:p text:style-name="P7"><text:s text:c="5"/>IBUF:I-&gt;O <text:s text:c="12"/>9 <text:s text:c="2"/>0.001 <text:s text:c="2"/>0.730 <text:s/>data_fromRAM_13_IBUF (data_fromRAM_13_IBUF)</text:p>
      <text:p text:style-name="P7"><text:soft-page-break/><text:s text:c="5"/>LUT6:I0-&gt;O <text:s text:c="11"/>1 <text:s text:c="2"/>0.097 <text:s text:c="2"/>0.693 <text:s/>data_fromRAM[31]_GND_1_o_equal_71_o&lt;31&gt;1 (data_fromRAM[31]_GND_1_o_equal_71_o&lt;31&gt;)</text:p>
      <text:p text:style-name="P7"><text:s text:c="5"/>LUT6:I0-&gt;O <text:s text:c="10"/>28 <text:s text:c="2"/>0.097 <text:s text:c="2"/>0.789 <text:s/>data_fromRAM[31]_GND_1_o_equal_71_o&lt;31&gt;7 (data_fromRAM[31]_GND_1_o_equal_71_o)</text:p>
      <text:p text:style-name="P7"><text:s text:c="5"/>LUT5:I0-&gt;O <text:s text:c="11"/>1 <text:s text:c="2"/>0.097 <text:s text:c="2"/>0.379 <text:s/>Mmux_PCN181 (Mmux_PCN18)</text:p>
      <text:p text:style-name="P7"><text:s text:c="5"/>LUT4:I2-&gt;O <text:s text:c="11"/>1 <text:s text:c="2"/>0.097 <text:s text:c="2"/>0.000 <text:s/>Mmux_PCN183 (PCN&lt;4&gt;)</text:p>
      <text:p text:style-name="P7"><text:s text:c="5"/>FDRE:D <text:s text:c="19"/>0.008 <text:s text:c="9"/>PC_4</text:p>
      <text:p text:style-name="P7"><text:s text:c="4"/>----------------------------------------</text:p>
      <text:p text:style-name="P7"><text:s text:c="4"/>Total <text:s text:c="21"/>2.989ns (0.397ns logic, 2.592ns route)</text:p>
      <text:p text:style-name="P7"><text:s text:c="39"/>(13.3% logic, 86.7% route)</text:p>
      <text:p text:style-name="P7"/>
      <text:p text:style-name="P7">=========================================================================</text:p>
      <text:p text:style-name="P7">Timing constraint: Default OFFSET OUT AFTER for Clock 'clk'</text:p>
      <text:p text:style-name="P7"><text:s text:c="2"/>Total number of paths / destination ports: 2150 / 47</text:p>
      <text:p text:style-name="P7">-------------------------------------------------------------------------</text:p>
      <text:p text:style-name="P7">Offset: <text:s text:c="13"/>3.324ns (Levels of Logic = 36)</text:p>
      <text:p text:style-name="P7"><text:s text:c="2"/>Source: <text:s text:c="11"/>A_0 (FF)</text:p>
      <text:p text:style-name="P7"><text:s text:c="2"/>Destination: <text:s text:c="6"/>data_toRAM&lt;31&gt; (PAD)</text:p>
      <text:p text:style-name="P7"><text:s text:c="2"/>Source Clock: <text:s text:c="5"/>clk rising</text:p>
      <text:p text:style-name="P7"/>
      <text:p text:style-name="P7"><text:s text:c="2"/>Data Path: A_0 to data_toRAM&lt;31&gt;</text:p>
      <text:p text:style-name="P7"><text:s text:c="32"/>Gate <text:s text:c="4"/>Net</text:p>
      <text:p text:style-name="P7"><text:s text:c="4"/>Cell:in-&gt;out <text:s text:c="5"/>fanout <text:s text:c="2"/>Delay <text:s text:c="2"/>Delay <text:s/>Logical Name (Net Name)</text:p>
      <text:p text:style-name="P7"><text:s text:c="4"/>---------------------------------------- <text:s/>------------</text:p>
      <text:p text:style-name="P7"><text:s text:c="5"/>FDR:C-&gt;Q <text:s text:c="13"/>3 <text:s text:c="2"/>0.361 <text:s text:c="2"/>0.389 <text:s/>A_0 (A_0)</text:p>
      <text:p text:style-name="P7"><text:s text:c="5"/>LUT2:I0-&gt;O <text:s text:c="11"/>1 <text:s text:c="2"/>0.097 <text:s text:c="2"/>0.000 <text:s/>Madd_A[31]_data_fromRAM[31]_add_49_OUT_lut&lt;0&gt; (Madd_A[31]_data_fromRAM[31]_add_49_OUT_lut&lt;0&gt;)</text:p>
      <text:p text:style-name="P7"><text:s text:c="5"/>MUXCY:S-&gt;O <text:s text:c="11"/>1 <text:s text:c="2"/>0.353 <text:s text:c="2"/>0.000 <text:s/>Madd_A[31]_data_fromRAM[31]_add_49_OUT_cy&lt;0&gt; (Madd_A[31]_data_fromRAM[31]_add_49_OUT_cy&lt;0&gt;)</text:p>
      <text:p text:style-name="P7"><text:s text:c="5"/>MUXCY:CI-&gt;O <text:s text:c="10"/>1 <text:s text:c="2"/>0.023 <text:s text:c="2"/>0.000 <text:s/>Madd_A[31]_data_fromRAM[31]_add_49_OUT_cy&lt;1&gt; (Madd_A[31]_data_fromRAM[31]_add_49_OUT_cy&lt;1&gt;)</text:p>
      <text:p text:style-name="P7"><text:s text:c="5"/>MUXCY:CI-&gt;O <text:s text:c="10"/>1 <text:s text:c="2"/>0.023 <text:s text:c="2"/>0.000 <text:s/>Madd_A[31]_data_fromRAM[31]_add_49_OUT_cy&lt;2&gt; (Madd_A[31]_data_fromRAM[31]_add_49_OUT_cy&lt;2&gt;)</text:p>
      <text:p text:style-name="P7"><text:s text:c="5"/>MUXCY:CI-&gt;O <text:s text:c="10"/>1 <text:s text:c="2"/>0.023 <text:s text:c="2"/>0.000 <text:s/>Madd_A[31]_data_fromRAM[31]_add_49_OUT_cy&lt;3&gt; (Madd_A[31]_data_fromRAM[31]_add_49_OUT_cy&lt;3&gt;)</text:p>
      <text:p text:style-name="P7"><text:s text:c="5"/>MUXCY:CI-&gt;O <text:s text:c="10"/>1 <text:s text:c="2"/>0.023 <text:s text:c="2"/>0.000 <text:s/>Madd_A[31]_data_fromRAM[31]_add_49_OUT_cy&lt;4&gt; (Madd_A[31]_data_fromRAM[31]_add_49_OUT_cy&lt;4&gt;)</text:p>
      <text:p text:style-name="P7"><text:s text:c="5"/>MUXCY:CI-&gt;O <text:s text:c="10"/>1 <text:s text:c="2"/>0.023 <text:s text:c="2"/>0.000 <text:s/>Madd_A[31]_data_fromRAM[31]_add_49_OUT_cy&lt;5&gt; (Madd_A[31]_data_fromRAM[31]_add_49_OUT_cy&lt;5&gt;)</text:p>
      <text:p text:style-name="P7"><text:s text:c="5"/>MUXCY:CI-&gt;O <text:s text:c="10"/>1 <text:s text:c="2"/>0.023 <text:s text:c="2"/>0.000 <text:s/>Madd_A[31]_data_fromRAM[31]_add_49_OUT_cy&lt;6&gt; (Madd_A[31]_data_fromRAM[31]_add_49_OUT_cy&lt;6&gt;)</text:p>
      <text:p text:style-name="P7"><text:s text:c="5"/>MUXCY:CI-&gt;O <text:s text:c="10"/>1 <text:s text:c="2"/>0.023 <text:s text:c="2"/>0.000 <text:s/>Madd_A[31]_data_fromRAM[31]_add_49_OUT_cy&lt;7&gt; (Madd_A[31]_data_fromRAM[31]_add_49_OUT_cy&lt;7&gt;)</text:p>
      <text:p text:style-name="P7"><text:soft-page-break/><text:s text:c="5"/>MUXCY:CI-&gt;O <text:s text:c="10"/>1 <text:s text:c="2"/>0.023 <text:s text:c="2"/>0.000 <text:s/>Madd_A[31]_data_fromRAM[31]_add_49_OUT_cy&lt;8&gt; (Madd_A[31]_data_fromRAM[31]_add_49_OUT_cy&lt;8&gt;)</text:p>
      <text:p text:style-name="P7"><text:s text:c="5"/>MUXCY:CI-&gt;O <text:s text:c="10"/>1 <text:s text:c="2"/>0.023 <text:s text:c="2"/>0.000 <text:s/>Madd_A[31]_data_fromRAM[31]_add_49_OUT_cy&lt;9&gt; (Madd_A[31]_data_fromRAM[31]_add_49_OUT_cy&lt;9&gt;)</text:p>
      <text:p text:style-name="P7"><text:s text:c="5"/>MUXCY:CI-&gt;O <text:s text:c="10"/>1 <text:s text:c="2"/>0.023 <text:s text:c="2"/>0.000 <text:s/>Madd_A[31]_data_fromRAM[31]_add_49_OUT_cy&lt;10&gt; (Madd_A[31]_data_fromRAM[31]_add_49_OUT_cy&lt;10&gt;)</text:p>
      <text:p text:style-name="P7"><text:s text:c="5"/>MUXCY:CI-&gt;O <text:s text:c="10"/>1 <text:s text:c="2"/>0.023 <text:s text:c="2"/>0.000 <text:s/>Madd_A[31]_data_fromRAM[31]_add_49_OUT_cy&lt;11&gt; (Madd_A[31]_data_fromRAM[31]_add_49_OUT_cy&lt;11&gt;)</text:p>
      <text:p text:style-name="P7"><text:s text:c="5"/>MUXCY:CI-&gt;O <text:s text:c="10"/>1 <text:s text:c="2"/>0.023 <text:s text:c="2"/>0.000 <text:s/>Madd_A[31]_data_fromRAM[31]_add_49_OUT_cy&lt;12&gt; (Madd_A[31]_data_fromRAM[31]_add_49_OUT_cy&lt;12&gt;)</text:p>
      <text:p text:style-name="P7"><text:s text:c="5"/>MUXCY:CI-&gt;O <text:s text:c="10"/>1 <text:s text:c="2"/>0.023 <text:s text:c="2"/>0.000 <text:s/>Madd_A[31]_data_fromRAM[31]_add_49_OUT_cy&lt;13&gt; (Madd_A[31]_data_fromRAM[31]_add_49_OUT_cy&lt;13&gt;)</text:p>
      <text:p text:style-name="P7"><text:s text:c="5"/>MUXCY:CI-&gt;O <text:s text:c="10"/>1 <text:s text:c="2"/>0.023 <text:s text:c="2"/>0.000 <text:s/>Madd_A[31]_data_fromRAM[31]_add_49_OUT_cy&lt;14&gt; (Madd_A[31]_data_fromRAM[31]_add_49_OUT_cy&lt;14&gt;)</text:p>
      <text:p text:style-name="P7"><text:s text:c="5"/>MUXCY:CI-&gt;O <text:s text:c="10"/>1 <text:s text:c="2"/>0.023 <text:s text:c="2"/>0.000 <text:s/>Madd_A[31]_data_fromRAM[31]_add_49_OUT_cy&lt;15&gt; (Madd_A[31]_data_fromRAM[31]_add_49_OUT_cy&lt;15&gt;)</text:p>
      <text:p text:style-name="P7"><text:s text:c="5"/>MUXCY:CI-&gt;O <text:s text:c="10"/>1 <text:s text:c="2"/>0.023 <text:s text:c="2"/>0.000 <text:s/>Madd_A[31]_data_fromRAM[31]_add_49_OUT_cy&lt;16&gt; (Madd_A[31]_data_fromRAM[31]_add_49_OUT_cy&lt;16&gt;)</text:p>
      <text:p text:style-name="P7"><text:s text:c="5"/>MUXCY:CI-&gt;O <text:s text:c="10"/>1 <text:s text:c="2"/>0.023 <text:s text:c="2"/>0.000 <text:s/>Madd_A[31]_data_fromRAM[31]_add_49_OUT_cy&lt;17&gt; (Madd_A[31]_data_fromRAM[31]_add_49_OUT_cy&lt;17&gt;)</text:p>
      <text:p text:style-name="P7"><text:s text:c="5"/>MUXCY:CI-&gt;O <text:s text:c="10"/>1 <text:s text:c="2"/>0.023 <text:s text:c="2"/>0.000 <text:s/>Madd_A[31]_data_fromRAM[31]_add_49_OUT_cy&lt;18&gt; (Madd_A[31]_data_fromRAM[31]_add_49_OUT_cy&lt;18&gt;)</text:p>
      <text:p text:style-name="P7"><text:s text:c="5"/>MUXCY:CI-&gt;O <text:s text:c="10"/>1 <text:s text:c="2"/>0.023 <text:s text:c="2"/>0.000 <text:s/>Madd_A[31]_data_fromRAM[31]_add_49_OUT_cy&lt;19&gt; (Madd_A[31]_data_fromRAM[31]_add_49_OUT_cy&lt;19&gt;)</text:p>
      <text:p text:style-name="P7"><text:s text:c="5"/>MUXCY:CI-&gt;O <text:s text:c="10"/>1 <text:s text:c="2"/>0.023 <text:s text:c="2"/>0.000 <text:s/>Madd_A[31]_data_fromRAM[31]_add_49_OUT_cy&lt;20&gt; (Madd_A[31]_data_fromRAM[31]_add_49_OUT_cy&lt;20&gt;)</text:p>
      <text:p text:style-name="P7"><text:s text:c="5"/>MUXCY:CI-&gt;O <text:s text:c="10"/>1 <text:s text:c="2"/>0.023 <text:s text:c="2"/>0.000 <text:s/>Madd_A[31]_data_fromRAM[31]_add_49_OUT_cy&lt;21&gt; (Madd_A[31]_data_fromRAM[31]_add_49_OUT_cy&lt;21&gt;)</text:p>
      <text:p text:style-name="P7"><text:s text:c="5"/>MUXCY:CI-&gt;O <text:s text:c="10"/>1 <text:s text:c="2"/>0.023 <text:s text:c="2"/>0.000 <text:s/>Madd_A[31]_data_fromRAM[31]_add_49_OUT_cy&lt;22&gt; (Madd_A[31]_data_fromRAM[31]_add_49_OUT_cy&lt;22&gt;)</text:p>
      <text:p text:style-name="P7"><text:s text:c="5"/>MUXCY:CI-&gt;O <text:s text:c="10"/>1 <text:s text:c="2"/>0.023 <text:s text:c="2"/>0.000 <text:s/>Madd_A[31]_data_fromRAM[31]_add_49_OUT_cy&lt;23&gt; (Madd_A[31]_data_fromRAM[31]_add_49_OUT_cy&lt;23&gt;)</text:p>
      <text:p text:style-name="P7"><text:s text:c="5"/>MUXCY:CI-&gt;O <text:s text:c="10"/>1 <text:s text:c="2"/>0.023 <text:s text:c="2"/>0.000 <text:s/>Madd_A[31]_data_fromRAM[31]_add_49_OUT_cy&lt;24&gt; (Madd_A[31]_data_fromRAM[31]_add_49_OUT_cy&lt;24&gt;)</text:p>
      <text:p text:style-name="P7"><text:soft-page-break/><text:s text:c="5"/>MUXCY:CI-&gt;O <text:s text:c="10"/>1 <text:s text:c="2"/>0.023 <text:s text:c="2"/>0.000 <text:s/>Madd_A[31]_data_fromRAM[31]_add_49_OUT_cy&lt;25&gt; (Madd_A[31]_data_fromRAM[31]_add_49_OUT_cy&lt;25&gt;)</text:p>
      <text:p text:style-name="P7"><text:s text:c="5"/>MUXCY:CI-&gt;O <text:s text:c="10"/>1 <text:s text:c="2"/>0.023 <text:s text:c="2"/>0.000 <text:s/>Madd_A[31]_data_fromRAM[31]_add_49_OUT_cy&lt;26&gt; (Madd_A[31]_data_fromRAM[31]_add_49_OUT_cy&lt;26&gt;)</text:p>
      <text:p text:style-name="P7"><text:s text:c="5"/>MUXCY:CI-&gt;O <text:s text:c="10"/>1 <text:s text:c="2"/>0.023 <text:s text:c="2"/>0.000 <text:s/>Madd_A[31]_data_fromRAM[31]_add_49_OUT_cy&lt;27&gt; (Madd_A[31]_data_fromRAM[31]_add_49_OUT_cy&lt;27&gt;)</text:p>
      <text:p text:style-name="P7"><text:s text:c="5"/>MUXCY:CI-&gt;O <text:s text:c="10"/>1 <text:s text:c="2"/>0.023 <text:s text:c="2"/>0.000 <text:s/>Madd_A[31]_data_fromRAM[31]_add_49_OUT_cy&lt;28&gt; (Madd_A[31]_data_fromRAM[31]_add_49_OUT_cy&lt;28&gt;)</text:p>
      <text:p text:style-name="P7"><text:s text:c="5"/>MUXCY:CI-&gt;O <text:s text:c="10"/>1 <text:s text:c="2"/>0.023 <text:s text:c="2"/>0.000 <text:s/>Madd_A[31]_data_fromRAM[31]_add_49_OUT_cy&lt;29&gt; (Madd_A[31]_data_fromRAM[31]_add_49_OUT_cy&lt;29&gt;)</text:p>
      <text:p text:style-name="P7"><text:s text:c="5"/>MUXCY:CI-&gt;O <text:s text:c="10"/>0 <text:s text:c="2"/>0.023 <text:s text:c="2"/>0.000 <text:s/>Madd_A[31]_data_fromRAM[31]_add_49_OUT_cy&lt;30&gt; (Madd_A[31]_data_fromRAM[31]_add_49_OUT_cy&lt;30&gt;)</text:p>
      <text:p text:style-name="P7"><text:s text:c="5"/>XORCY:CI-&gt;O <text:s text:c="10"/>1 <text:s text:c="2"/>0.370 <text:s text:c="2"/>0.295 <text:s/>Madd_A[31]_data_fromRAM[31]_add_49_OUT_xor&lt;31&gt; (A[31]_data_fromRAM[31]_add_49_OUT&lt;31&gt;)</text:p>
      <text:p text:style-name="P7"><text:s text:c="5"/>LUT6:I5-&gt;O <text:s text:c="11"/>1 <text:s text:c="2"/>0.097 <text:s text:c="2"/>0.295 <text:s/>Mmux_data_toRAM251 (Mmux_data_toRAM25)</text:p>
      <text:p text:style-name="P7"><text:s text:c="5"/>LUT6:I5-&gt;O <text:s text:c="11"/>1 <text:s text:c="2"/>0.097 <text:s text:c="2"/>0.279 <text:s/>Mmux_data_toRAM252 (data_toRAM_31_OBUF)</text:p>
      <text:p text:style-name="P7"><text:s text:c="5"/>OBUF:I-&gt;O <text:s text:c="16"/>0.000 <text:s text:c="9"/>data_toRAM_31_OBUF (data_toRAM&lt;31&gt;)</text:p>
      <text:p text:style-name="P7"><text:s text:c="4"/>----------------------------------------</text:p>
      <text:p text:style-name="P7"><text:s text:c="4"/>Total <text:s text:c="21"/>3.324ns (2.065ns logic, 1.259ns route)</text:p>
      <text:p text:style-name="P7"><text:s text:c="39"/>(62.1% logic, 37.9% route)</text:p>
      <text:p text:style-name="P7"/>
      <text:p text:style-name="P7">=========================================================================</text:p>
      <text:p text:style-name="P7">Timing constraint: Default path analysis</text:p>
      <text:p text:style-name="P7"><text:s text:c="2"/>Total number of paths / destination ports: 1501 / 46</text:p>
      <text:p text:style-name="P7">-------------------------------------------------------------------------</text:p>
      <text:p text:style-name="P7">Delay: <text:s text:c="14"/>2.907ns (Levels of Logic = 37)</text:p>
      <text:p text:style-name="P7"><text:s text:c="2"/>Source: <text:s text:c="11"/>data_fromRAM&lt;0&gt; (PAD)</text:p>
      <text:p text:style-name="P7"><text:s text:c="2"/>Destination: <text:s text:c="6"/>data_toRAM&lt;31&gt; (PAD)</text:p>
      <text:p text:style-name="P7"/>
      <text:p text:style-name="P7"><text:s text:c="2"/>Data Path: data_fromRAM&lt;0&gt; to data_toRAM&lt;31&gt;</text:p>
      <text:p text:style-name="P7"><text:s text:c="32"/>Gate <text:s text:c="4"/>Net</text:p>
      <text:p text:style-name="P7"><text:s text:c="4"/>Cell:in-&gt;out <text:s text:c="5"/>fanout <text:s text:c="2"/>Delay <text:s text:c="2"/>Delay <text:s/>Logical Name (Net Name)</text:p>
      <text:p text:style-name="P7"><text:s text:c="4"/>---------------------------------------- <text:s/>------------</text:p>
      <text:p text:style-name="P7"><text:s text:c="5"/>IBUF:I-&gt;O <text:s text:c="12"/>9 <text:s text:c="2"/>0.001 <text:s text:c="2"/>0.332 <text:s/>data_fromRAM_0_IBUF (data_fromRAM_0_IBUF)</text:p>
      <text:p text:style-name="P7"><text:s text:c="5"/>LUT2:I1-&gt;O <text:s text:c="11"/>1 <text:s text:c="2"/>0.097 <text:s text:c="2"/>0.000 <text:s/>Madd_A[31]_data_fromRAM[31]_add_49_OUT_lut&lt;0&gt; (Madd_A[31]_data_fromRAM[31]_add_49_OUT_lut&lt;0&gt;)</text:p>
      <text:p text:style-name="P7"><text:s text:c="5"/>MUXCY:S-&gt;O <text:s text:c="11"/>1 <text:s text:c="2"/>0.353 <text:s text:c="2"/>0.000 <text:s/>Madd_A[31]_data_fromRAM[31]_add_49_OUT_cy&lt;0&gt; (Madd_A[31]_data_fromRAM[31]_add_49_OUT_cy&lt;0&gt;)</text:p>
      <text:p text:style-name="P7"><text:s text:c="5"/>MUXCY:CI-&gt;O <text:s text:c="10"/>1 <text:s text:c="2"/>0.023 <text:s text:c="2"/>0.000 <text:s/>Madd_A[31]_data_fromRAM[31]_add_49_OUT_cy&lt;1&gt; (Madd_A[31]_data_fromRAM[31]_add_49_OUT_cy&lt;1&gt;)</text:p>
      <text:p text:style-name="P7"><text:soft-page-break/><text:s text:c="5"/>MUXCY:CI-&gt;O <text:s text:c="10"/>1 <text:s text:c="2"/>0.023 <text:s text:c="2"/>0.000 <text:s/>Madd_A[31]_data_fromRAM[31]_add_49_OUT_cy&lt;2&gt; (Madd_A[31]_data_fromRAM[31]_add_49_OUT_cy&lt;2&gt;)</text:p>
      <text:p text:style-name="P7"><text:s text:c="5"/>MUXCY:CI-&gt;O <text:s text:c="10"/>1 <text:s text:c="2"/>0.023 <text:s text:c="2"/>0.000 <text:s/>Madd_A[31]_data_fromRAM[31]_add_49_OUT_cy&lt;3&gt; (Madd_A[31]_data_fromRAM[31]_add_49_OUT_cy&lt;3&gt;)</text:p>
      <text:p text:style-name="P7"><text:s text:c="5"/>MUXCY:CI-&gt;O <text:s text:c="10"/>1 <text:s text:c="2"/>0.023 <text:s text:c="2"/>0.000 <text:s/>Madd_A[31]_data_fromRAM[31]_add_49_OUT_cy&lt;4&gt; (Madd_A[31]_data_fromRAM[31]_add_49_OUT_cy&lt;4&gt;)</text:p>
      <text:p text:style-name="P7"><text:s text:c="5"/>MUXCY:CI-&gt;O <text:s text:c="10"/>1 <text:s text:c="2"/>0.023 <text:s text:c="2"/>0.000 <text:s/>Madd_A[31]_data_fromRAM[31]_add_49_OUT_cy&lt;5&gt; (Madd_A[31]_data_fromRAM[31]_add_49_OUT_cy&lt;5&gt;)</text:p>
      <text:p text:style-name="P7"><text:s text:c="5"/>MUXCY:CI-&gt;O <text:s text:c="10"/>1 <text:s text:c="2"/>0.023 <text:s text:c="2"/>0.000 <text:s/>Madd_A[31]_data_fromRAM[31]_add_49_OUT_cy&lt;6&gt; (Madd_A[31]_data_fromRAM[31]_add_49_OUT_cy&lt;6&gt;)</text:p>
      <text:p text:style-name="P7"><text:s text:c="5"/>MUXCY:CI-&gt;O <text:s text:c="10"/>1 <text:s text:c="2"/>0.023 <text:s text:c="2"/>0.000 <text:s/>Madd_A[31]_data_fromRAM[31]_add_49_OUT_cy&lt;7&gt; (Madd_A[31]_data_fromRAM[31]_add_49_OUT_cy&lt;7&gt;)</text:p>
      <text:p text:style-name="P7"><text:s text:c="5"/>MUXCY:CI-&gt;O <text:s text:c="10"/>1 <text:s text:c="2"/>0.023 <text:s text:c="2"/>0.000 <text:s/>Madd_A[31]_data_fromRAM[31]_add_49_OUT_cy&lt;8&gt; (Madd_A[31]_data_fromRAM[31]_add_49_OUT_cy&lt;8&gt;)</text:p>
      <text:p text:style-name="P7"><text:s text:c="5"/>MUXCY:CI-&gt;O <text:s text:c="10"/>1 <text:s text:c="2"/>0.023 <text:s text:c="2"/>0.000 <text:s/>Madd_A[31]_data_fromRAM[31]_add_49_OUT_cy&lt;9&gt; (Madd_A[31]_data_fromRAM[31]_add_49_OUT_cy&lt;9&gt;)</text:p>
      <text:p text:style-name="P7"><text:s text:c="5"/>MUXCY:CI-&gt;O <text:s text:c="10"/>1 <text:s text:c="2"/>0.023 <text:s text:c="2"/>0.000 <text:s/>Madd_A[31]_data_fromRAM[31]_add_49_OUT_cy&lt;10&gt; (Madd_A[31]_data_fromRAM[31]_add_49_OUT_cy&lt;10&gt;)</text:p>
      <text:p text:style-name="P7"><text:s text:c="5"/>MUXCY:CI-&gt;O <text:s text:c="10"/>1 <text:s text:c="2"/>0.023 <text:s text:c="2"/>0.000 <text:s/>Madd_A[31]_data_fromRAM[31]_add_49_OUT_cy&lt;11&gt; (Madd_A[31]_data_fromRAM[31]_add_49_OUT_cy&lt;11&gt;)</text:p>
      <text:p text:style-name="P7"><text:s text:c="5"/>MUXCY:CI-&gt;O <text:s text:c="10"/>1 <text:s text:c="2"/>0.023 <text:s text:c="2"/>0.000 <text:s/>Madd_A[31]_data_fromRAM[31]_add_49_OUT_cy&lt;12&gt; (Madd_A[31]_data_fromRAM[31]_add_49_OUT_cy&lt;12&gt;)</text:p>
      <text:p text:style-name="P7"><text:s text:c="5"/>MUXCY:CI-&gt;O <text:s text:c="10"/>1 <text:s text:c="2"/>0.023 <text:s text:c="2"/>0.000 <text:s/>Madd_A[31]_data_fromRAM[31]_add_49_OUT_cy&lt;13&gt; (Madd_A[31]_data_fromRAM[31]_add_49_OUT_cy&lt;13&gt;)</text:p>
      <text:p text:style-name="P7"><text:s text:c="5"/>MUXCY:CI-&gt;O <text:s text:c="10"/>1 <text:s text:c="2"/>0.023 <text:s text:c="2"/>0.000 <text:s/>Madd_A[31]_data_fromRAM[31]_add_49_OUT_cy&lt;14&gt; (Madd_A[31]_data_fromRAM[31]_add_49_OUT_cy&lt;14&gt;)</text:p>
      <text:p text:style-name="P7"><text:s text:c="5"/>MUXCY:CI-&gt;O <text:s text:c="10"/>1 <text:s text:c="2"/>0.023 <text:s text:c="2"/>0.000 <text:s/>Madd_A[31]_data_fromRAM[31]_add_49_OUT_cy&lt;15&gt; (Madd_A[31]_data_fromRAM[31]_add_49_OUT_cy&lt;15&gt;)</text:p>
      <text:p text:style-name="P7"><text:s text:c="5"/>MUXCY:CI-&gt;O <text:s text:c="10"/>1 <text:s text:c="2"/>0.023 <text:s text:c="2"/>0.000 <text:s/>Madd_A[31]_data_fromRAM[31]_add_49_OUT_cy&lt;16&gt; (Madd_A[31]_data_fromRAM[31]_add_49_OUT_cy&lt;16&gt;)</text:p>
      <text:p text:style-name="P7"><text:s text:c="5"/>MUXCY:CI-&gt;O <text:s text:c="10"/>1 <text:s text:c="2"/>0.023 <text:s text:c="2"/>0.000 <text:s/>Madd_A[31]_data_fromRAM[31]_add_49_OUT_cy&lt;17&gt; (Madd_A[31]_data_fromRAM[31]_add_49_OUT_cy&lt;17&gt;)</text:p>
      <text:p text:style-name="P7"><text:s text:c="5"/>MUXCY:CI-&gt;O <text:s text:c="10"/>1 <text:s text:c="2"/>0.023 <text:s text:c="2"/>0.000 <text:s/>Madd_A[31]_data_fromRAM[31]_add_49_OUT_cy&lt;18&gt; (Madd_A[31]_data_fromRAM[31]_add_49_OUT_cy&lt;18&gt;)</text:p>
      <text:p text:style-name="P7"><text:soft-page-break/><text:s text:c="5"/>MUXCY:CI-&gt;O <text:s text:c="10"/>1 <text:s text:c="2"/>0.023 <text:s text:c="2"/>0.000 <text:s/>Madd_A[31]_data_fromRAM[31]_add_49_OUT_cy&lt;19&gt; (Madd_A[31]_data_fromRAM[31]_add_49_OUT_cy&lt;19&gt;)</text:p>
      <text:p text:style-name="P7"><text:s text:c="5"/>MUXCY:CI-&gt;O <text:s text:c="10"/>1 <text:s text:c="2"/>0.023 <text:s text:c="2"/>0.000 <text:s/>Madd_A[31]_data_fromRAM[31]_add_49_OUT_cy&lt;20&gt; (Madd_A[31]_data_fromRAM[31]_add_49_OUT_cy&lt;20&gt;)</text:p>
      <text:p text:style-name="P7"><text:s text:c="5"/>MUXCY:CI-&gt;O <text:s text:c="10"/>1 <text:s text:c="2"/>0.023 <text:s text:c="2"/>0.000 <text:s/>Madd_A[31]_data_fromRAM[31]_add_49_OUT_cy&lt;21&gt; (Madd_A[31]_data_fromRAM[31]_add_49_OUT_cy&lt;21&gt;)</text:p>
      <text:p text:style-name="P7"><text:s text:c="5"/>MUXCY:CI-&gt;O <text:s text:c="10"/>1 <text:s text:c="2"/>0.023 <text:s text:c="2"/>0.000 <text:s/>Madd_A[31]_data_fromRAM[31]_add_49_OUT_cy&lt;22&gt; (Madd_A[31]_data_fromRAM[31]_add_49_OUT_cy&lt;22&gt;)</text:p>
      <text:p text:style-name="P7"><text:s text:c="5"/>MUXCY:CI-&gt;O <text:s text:c="10"/>1 <text:s text:c="2"/>0.023 <text:s text:c="2"/>0.000 <text:s/>Madd_A[31]_data_fromRAM[31]_add_49_OUT_cy&lt;23&gt; (Madd_A[31]_data_fromRAM[31]_add_49_OUT_cy&lt;23&gt;)</text:p>
      <text:p text:style-name="P7"><text:s text:c="5"/>MUXCY:CI-&gt;O <text:s text:c="10"/>1 <text:s text:c="2"/>0.023 <text:s text:c="2"/>0.000 <text:s/>Madd_A[31]_data_fromRAM[31]_add_49_OUT_cy&lt;24&gt; (Madd_A[31]_data_fromRAM[31]_add_49_OUT_cy&lt;24&gt;)</text:p>
      <text:p text:style-name="P7"><text:s text:c="5"/>MUXCY:CI-&gt;O <text:s text:c="10"/>1 <text:s text:c="2"/>0.023 <text:s text:c="2"/>0.000 <text:s/>Madd_A[31]_data_fromRAM[31]_add_49_OUT_cy&lt;25&gt; (Madd_A[31]_data_fromRAM[31]_add_49_OUT_cy&lt;25&gt;)</text:p>
      <text:p text:style-name="P7"><text:s text:c="5"/>MUXCY:CI-&gt;O <text:s text:c="10"/>1 <text:s text:c="2"/>0.023 <text:s text:c="2"/>0.000 <text:s/>Madd_A[31]_data_fromRAM[31]_add_49_OUT_cy&lt;26&gt; (Madd_A[31]_data_fromRAM[31]_add_49_OUT_cy&lt;26&gt;)</text:p>
      <text:p text:style-name="P7"><text:s text:c="5"/>MUXCY:CI-&gt;O <text:s text:c="10"/>1 <text:s text:c="2"/>0.023 <text:s text:c="2"/>0.000 <text:s/>Madd_A[31]_data_fromRAM[31]_add_49_OUT_cy&lt;27&gt; (Madd_A[31]_data_fromRAM[31]_add_49_OUT_cy&lt;27&gt;)</text:p>
      <text:p text:style-name="P7"><text:s text:c="5"/>MUXCY:CI-&gt;O <text:s text:c="10"/>1 <text:s text:c="2"/>0.023 <text:s text:c="2"/>0.000 <text:s/>Madd_A[31]_data_fromRAM[31]_add_49_OUT_cy&lt;28&gt; (Madd_A[31]_data_fromRAM[31]_add_49_OUT_cy&lt;28&gt;)</text:p>
      <text:p text:style-name="P7"><text:s text:c="5"/>MUXCY:CI-&gt;O <text:s text:c="10"/>1 <text:s text:c="2"/>0.023 <text:s text:c="2"/>0.000 <text:s/>Madd_A[31]_data_fromRAM[31]_add_49_OUT_cy&lt;29&gt; (Madd_A[31]_data_fromRAM[31]_add_49_OUT_cy&lt;29&gt;)</text:p>
      <text:p text:style-name="P7"><text:s text:c="5"/>MUXCY:CI-&gt;O <text:s text:c="10"/>0 <text:s text:c="2"/>0.023 <text:s text:c="2"/>0.000 <text:s/>Madd_A[31]_data_fromRAM[31]_add_49_OUT_cy&lt;30&gt; (Madd_A[31]_data_fromRAM[31]_add_49_OUT_cy&lt;30&gt;)</text:p>
      <text:p text:style-name="P7"><text:s text:c="5"/>XORCY:CI-&gt;O <text:s text:c="10"/>1 <text:s text:c="2"/>0.370 <text:s text:c="2"/>0.295 <text:s/>Madd_A[31]_data_fromRAM[31]_add_49_OUT_xor&lt;31&gt; (A[31]_data_fromRAM[31]_add_49_OUT&lt;31&gt;)</text:p>
      <text:p text:style-name="P7"><text:s text:c="5"/>LUT6:I5-&gt;O <text:s text:c="11"/>1 <text:s text:c="2"/>0.097 <text:s text:c="2"/>0.295 <text:s/>Mmux_data_toRAM251 (Mmux_data_toRAM25)</text:p>
      <text:p text:style-name="P7"><text:s text:c="5"/>LUT6:I5-&gt;O <text:s text:c="11"/>1 <text:s text:c="2"/>0.097 <text:s text:c="2"/>0.279 <text:s/>Mmux_data_toRAM252 (data_toRAM_31_OBUF)</text:p>
      <text:p text:style-name="P7"><text:s text:c="5"/>OBUF:I-&gt;O <text:s text:c="16"/>0.000 <text:s text:c="9"/>data_toRAM_31_OBUF (data_toRAM&lt;31&gt;)</text:p>
      <text:p text:style-name="P7"><text:s text:c="4"/>----------------------------------------</text:p>
      <text:p text:style-name="P7"><text:s text:c="4"/>Total <text:s text:c="21"/>2.907ns (1.705ns logic, 1.202ns route)</text:p>
      <text:p text:style-name="P7"><text:s text:c="39"/>(58.6% logic, 41.4% route)</text:p>
      <text:p text:style-name="P7"/>
      <text:p text:style-name="P7">=========================================================================</text:p>
      <text:p text:style-name="P7"/>
      <text:p text:style-name="P7">Cross Clock Domains Report:</text:p>
      <text:p text:style-name="P7">--------------------------</text:p>
      <text:p text:style-name="P7"/>
      <text:p text:style-name="P7"><text:soft-page-break/>Clock to Setup on destination clock clk</text:p>
      <text:p text:style-name="P7">---------------+---------+---------+---------+---------+</text:p>
      <text:p text:style-name="P7"><text:s text:c="15"/>| Src:Rise| Src:Fall| Src:Rise| Src:Fall|</text:p>
      <text:p text:style-name="P7">Source Clock <text:s text:c="2"/>|Dest:Rise|Dest:Rise|Dest:Fall|Dest:Fall|</text:p>
      <text:p text:style-name="P7">---------------+---------+---------+---------+---------+</text:p>
      <text:p text:style-name="P7">clk <text:s text:c="11"/>| <text:s text:c="3"/>2.643| <text:s text:c="8"/>| <text:s text:c="8"/>| <text:s text:c="8"/>|</text:p>
      <text:p text:style-name="P7">---------------+---------+---------+---------+---------+</text:p>
      <text:p text:style-name="P7"/>
      <text:p text:style-name="P7">=========================================================================</text:p>
      <text:p text:style-name="P7"/>
      <text:p text:style-name="P7"/>
      <text:p text:style-name="P7">Total REAL time to Xst completion: 7.00 secs</text:p>
      <text:p text:style-name="P7">Total CPU time to Xst completion: 7.57 secs</text:p>
      <text:p text:style-name="P7"><text:s/></text:p>
      <text:p text:style-name="P7">--&gt; </text:p>
      <text:p text:style-name="P7"/>
      <text:p text:style-name="P7">Total memory usage is 4617888 kilobytes</text:p>
      <text:p text:style-name="P7"/>
      <text:p text:style-name="P7">Number of errors <text:s text:c="2"/>: <text:s text:c="3"/>0 ( <text:s text:c="2"/>0 filtered)</text:p>
      <text:p text:style-name="P7">Number of warnings : <text:s text:c="3"/>8 ( <text:s text:c="2"/>0 filtered)</text:p>
      <text:p text:style-name="P7">Number of infos <text:s text:c="3"/>: <text:s text:c="3"/>0 ( <text:s text:c="2"/>0 filtered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ff0000" loext:opacity="100%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6:09:42.086000000</meta:creation-date>
    <dc:date>2023-05-31T16:27:08.140000000</dc:date>
    <meta:editing-duration>PT17M25S</meta:editing-duration>
    <meta:editing-cycles>5</meta:editing-cycles>
    <meta:generator>LibreOffice/7.5.1.2$Windows_X86_64 LibreOffice_project/fcbaee479e84c6cd81291587d2ee68cba099e129</meta:generator>
    <meta:document-statistic meta:table-count="0" meta:image-count="0" meta:object-count="0" meta:page-count="18" meta:paragraph-count="532" meta:word-count="2902" meta:character-count="35706" meta:non-whitespace-character-count="25631"/>
  </office:meta>
</office:document-meta>
</file>